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89.51pt" svg:y="57.71pt">
            <draw:object draw:notify-on-update-of-ranges="Sheet1.C8:Sheet1.E8 Sheet1.B9:Sheet1.B9 Sheet1.C9:Sheet1.E9 Sheet1.B10:Sheet1.B10 Sheet1.C10:Sheet1.E10 Sheet1.B11:Sheet1.B11 Sheet1.C11:Sheet1.E11 Sheet1.B12:Sheet1.B12 Sheet1.C12:Sheet1.E12 Sheet1.B13:Sheet1.B13 Sheet1.C13:Sheet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05.13pt" svg:y="466.38pt">
            <draw:object draw:notify-on-update-of-ranges="Sheet1.C40:Sheet1.E40 Sheet1.B41:Sheet1.B41 Sheet1.C41:Sheet1.E41 Sheet1.B42:Sheet1.B42 Sheet1.C42:Sheet1.E42 Sheet1.B43:Sheet1.B43 Sheet1.C43:Sheet1.E43 Sheet1.B44:Sheet1.B44 Sheet1.C44:Sheet1.E44 Sheet1.B45:Sheet1.B45 Sheet1.C45:Sheet1.E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9pt" svg:height="255.06pt" svg:x="413.23pt" svg:y="848.47pt">
            <draw:object draw:notify-on-update-of-ranges="Sheet1.C70:Sheet1.F70 Sheet1.B71:Sheet1.B71 Sheet1.C71:Sheet1.F71 Sheet1.B72:Sheet1.B72 Sheet1.C72:Sheet1.F72 Sheet1.B73:Sheet1.B73 Sheet1.C73:Sheet1.F73 Sheet1.B74:Sheet1.B74 Sheet1.C74:Sheet1.F74 Sheet1.B75:Sheet1.B75 Sheet1.C75:Sheet1.F7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13.35pt" svg:y="1156.65pt">
            <draw:object draw:notify-on-update-of-ranges="Sheet1.C93:Sheet1.F93 Sheet1.B94:Sheet1.B94 Sheet1.C94:Sheet1.F94 Sheet1.B95:Sheet1.B95 Sheet1.C95:Sheet1.F95 Sheet1.B96:Sheet1.B96 Sheet1.C96:Sheet1.F96 Sheet1.B97:Sheet1.B97 Sheet1.C97:Sheet1.F97 Sheet1.B98:Sheet1.B98 Sheet1.C98:Sheet1.F9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73.79pt" svg:y="1625.7pt">
            <draw:object draw:notify-on-update-of-ranges="Sheet1.C119:Sheet1.H119 Sheet1.B120:Sheet1.B120 Sheet1.C120:Sheet1.H1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217.64pt" svg:y="2036.86pt">
            <draw:object draw:notify-on-update-of-ranges="Sheet1.C155:Sheet1.H155 Sheet1.B156:Sheet1.B156 Sheet1.C156:Sheet1.H15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395.97pt" svg:y="3742.24pt">
            <draw:object draw:notify-on-update-of-ranges="Sheet1.B302:Sheet1.B302 Sheet1.C302:Sheet1.E302 Sheet1.B303:Sheet1.B303 Sheet1.C303:Sheet1.E303 Sheet1.B304:Sheet1.B304 Sheet1.C304:Sheet1.E3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376.78pt" svg:y="4627.08pt">
            <draw:object draw:notify-on-update-of-ranges="Sheet1.B366:Sheet1.B366 Sheet1.C366:Sheet1.E366 Sheet1.B367:Sheet1.B367 Sheet1.C367:Sheet1.E367 Sheet1.B368:Sheet1.B368 Sheet1.C368:Sheet1.E36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SCI 4211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ject Data and Charts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ee Sear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127" calcext:value-type="float">
            <text:p>5127</text:p>
          </table:table-cell>
          <table:table-cell office:value-type="float" office:value="6681" calcext:value-type="float">
            <text:p>6681</text:p>
          </table:table-cell>
          <table:table-cell office:value-type="float" office:value="7635" calcext:value-type="float">
            <text:p>7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141" calcext:value-type="float">
            <text:p>5141</text:p>
          </table:table-cell>
          <table:table-cell office:value-type="float" office:value="6053" calcext:value-type="float">
            <text:p>6053</text:p>
          </table:table-cell>
          <table:table-cell office:value-type="float" office:value="7633" calcext:value-type="float">
            <text:p>7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137" calcext:value-type="float">
            <text:p>5137</text:p>
          </table:table-cell>
          <table:table-cell office:value-type="float" office:value="6056" calcext:value-type="float">
            <text:p>6056</text:p>
          </table:table-cell>
          <table:table-cell office:value-type="float" office:value="7627" calcext:value-type="float">
            <text:p>7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36" calcext:value-type="float">
            <text:p>5136</text:p>
          </table:table-cell>
          <table:table-cell office:value-type="float" office:value="6567" calcext:value-type="float">
            <text:p>6567</text:p>
          </table:table-cell>
          <table:table-cell office:value-type="float" office:value="7628" calcext:value-type="float">
            <text:p>7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137" calcext:value-type="float">
            <text:p>5137</text:p>
          </table:table-cell>
          <table:table-cell office:value-type="float" office:value="6669" calcext:value-type="float">
            <text:p>6669</text:p>
          </table:table-cell>
          <table:table-cell office:value-type="float" office:value="7625" calcext:value-type="float">
            <text:p>762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SUM([.C9:.C13])/5" office:value-type="float" office:value="5135.6" calcext:value-type="float">
            <text:p>5135.6</text:p>
          </table:table-cell>
          <table:table-cell table:formula="of:=SUM([.D9:.D13])/5" office:value-type="float" office:value="6405.2" calcext:value-type="float">
            <text:p>6405.2</text:p>
          </table:table-cell>
          <table:table-cell table:formula="of:=SUM([.E9:.E13])/5" office:value-type="float" office:value="7629.6" calcext:value-type="float">
            <text:p>7629.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15]-[.C9])^2" office:value-type="float" office:value="73.9600000000063" calcext:value-type="float">
            <text:p>73.9600000000063</text:p>
          </table:table-cell>
          <table:table-cell table:formula="of:=([.D15]-[.D9])^2" office:value-type="float" office:value="76065.6400000001" calcext:value-type="float">
            <text:p>76065.6400000001</text:p>
          </table:table-cell>
          <table:table-cell table:formula="of:=([.E15]-[.E9])^2" office:value-type="float" office:value="29.1599999999961" calcext:value-type="float">
            <text:p>29.159999999996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15]-[.C10])^2" office:value-type="float" office:value="29.1599999999961" calcext:value-type="float">
            <text:p>29.1599999999961</text:p>
          </table:table-cell>
          <table:table-cell table:formula="of:=([.D15]-[.D10])^2" office:value-type="float" office:value="124044.84" calcext:value-type="float">
            <text:p>124044.84</text:p>
          </table:table-cell>
          <table:table-cell table:formula="of:=([.E15]-[.E10])^2" office:value-type="float" office:value="11.5599999999975" calcext:value-type="float">
            <text:p>11.55999999999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15]-[.C11])^2" office:value-type="float" office:value="1.95999999999898" calcext:value-type="float">
            <text:p>1.95999999999898</text:p>
          </table:table-cell>
          <table:table-cell table:formula="of:=([.D15]-[.D11])^2" office:value-type="float" office:value="121940.64" calcext:value-type="float">
            <text:p>121940.64</text:p>
          </table:table-cell>
          <table:table-cell table:formula="of:=([.E15]-[.E11])^2" office:value-type="float" office:value="6.76000000000189" calcext:value-type="float">
            <text:p>6.7600000000018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15]-[.C12])^2" office:value-type="float" office:value="0.159999999999709" calcext:value-type="float">
            <text:p>0.159999999999709</text:p>
          </table:table-cell>
          <table:table-cell table:formula="of:=([.D15]-[.D12])^2" office:value-type="float" office:value="26179.2400000001" calcext:value-type="float">
            <text:p>26179.2400000001</text:p>
          </table:table-cell>
          <table:table-cell table:formula="of:=([.E15]-[.E12])^2" office:value-type="float" office:value="2.56000000000116" calcext:value-type="float">
            <text:p>2.560000000001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15]-[.C13])^2" office:value-type="float" office:value="1.95999999999898" calcext:value-type="float">
            <text:p>1.95999999999898</text:p>
          </table:table-cell>
          <table:table-cell table:formula="of:=([.D15]-[.D13])^2" office:value-type="float" office:value="69590.4400000001" calcext:value-type="float">
            <text:p>69590.4400000001</text:p>
          </table:table-cell>
          <table:table-cell table:formula="of:=([.E15]-[.E13])^2" office:value-type="float" office:value="21.1600000000033" calcext:value-type="float">
            <text:p>21.160000000003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QRT(SUM([.C16:.C20])/5)" office:value-type="float" office:value="4.63033476111609" calcext:value-type="float">
            <text:p>4.63033476111609</text:p>
          </table:table-cell>
          <table:table-cell table:formula="of:=SQRT(SUM([.D16:.D20])/5)" office:value-type="float" office:value="289.074661636056" calcext:value-type="float">
            <text:p>289.074661636056</text:p>
          </table:table-cell>
          <table:table-cell table:formula="of:=SQRT(SUM([.E16:.E20])/5)" office:value-type="float" office:value="3.77359245282264" calcext:value-type="float">
            <text:p>3.77359245282264</text:p>
          </table:table-cell>
          <table:table-cell table:number-columns-repeated="6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/>
          <table:table-cell office:value-type="string" calcext:value-type="string">
            <text:p>Hill Climbing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268" calcext:value-type="float">
            <text:p>24268</text:p>
          </table:table-cell>
          <table:table-cell office:value-type="float" office:value="35401" calcext:value-type="float">
            <text:p>35401</text:p>
          </table:table-cell>
          <table:table-cell office:value-type="float" office:value="37269" calcext:value-type="float">
            <text:p>37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524" calcext:value-type="float">
            <text:p>18524</text:p>
          </table:table-cell>
          <table:table-cell office:value-type="float" office:value="37253" calcext:value-type="float">
            <text:p>37253</text:p>
          </table:table-cell>
          <table:table-cell office:value-type="float" office:value="37282" calcext:value-type="float">
            <text:p>37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6650" calcext:value-type="float">
            <text:p>26650</text:p>
          </table:table-cell>
          <table:table-cell office:value-type="float" office:value="37253" calcext:value-type="float">
            <text:p>37253</text:p>
          </table:table-cell>
          <table:table-cell office:value-type="float" office:value="37262" calcext:value-type="float">
            <text:p>37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556" calcext:value-type="float">
            <text:p>25556</text:p>
          </table:table-cell>
          <table:table-cell office:value-type="float" office:value="34325" calcext:value-type="float">
            <text:p>34325</text:p>
          </table:table-cell>
          <table:table-cell office:value-type="float" office:value="36711" calcext:value-type="float">
            <text:p>36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692" calcext:value-type="float">
            <text:p>28692</text:p>
          </table:table-cell>
          <table:table-cell office:value-type="float" office:value="35857" calcext:value-type="float">
            <text:p>35857</text:p>
          </table:table-cell>
          <table:table-cell office:value-type="float" office:value="33760" calcext:value-type="float">
            <text:p>3376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SUM([.C41:.C45])/5" office:value-type="float" office:value="24738" calcext:value-type="float">
            <text:p>24738</text:p>
          </table:table-cell>
          <table:table-cell table:formula="of:=SUM([.D41:.D45])/5" office:value-type="float" office:value="36017.8" calcext:value-type="float">
            <text:p>36017.8</text:p>
          </table:table-cell>
          <table:table-cell table:formula="of:=SUM([.E41:.E45])/5" office:value-type="float" office:value="36456.8" calcext:value-type="float">
            <text:p>36456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47]-[.C41])^2" office:value-type="float" office:value="220900" calcext:value-type="float">
            <text:p>220900</text:p>
          </table:table-cell>
          <table:table-cell table:formula="of:=([.D47]-[.D41])^2" office:value-type="float" office:value="380442.240000004" calcext:value-type="float">
            <text:p>380442.240000004</text:p>
          </table:table-cell>
          <table:table-cell table:formula="of:=([.E47]-[.E41])^2" office:value-type="float" office:value="659668.839999995" calcext:value-type="float">
            <text:p>659668.8399999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47]-[.C42])^2" office:value-type="float" office:value="38613796" calcext:value-type="float">
            <text:p>38613796</text:p>
          </table:table-cell>
          <table:table-cell table:formula="of:=([.D47]-[.D42])^2" office:value-type="float" office:value="1525719.03999999" calcext:value-type="float">
            <text:p>1525719.03999999</text:p>
          </table:table-cell>
          <table:table-cell table:formula="of:=([.E47]-[.E42])^2" office:value-type="float" office:value="680955.039999995" calcext:value-type="float">
            <text:p>680955.0399999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47]-[.C43])^2" office:value-type="float" office:value="3655744" calcext:value-type="float">
            <text:p>3655744</text:p>
          </table:table-cell>
          <table:table-cell table:formula="of:=([.D47]-[.D43])^2" office:value-type="float" office:value="1525719.03999999" calcext:value-type="float">
            <text:p>1525719.03999999</text:p>
          </table:table-cell>
          <table:table-cell table:formula="of:=([.E47]-[.E43])^2" office:value-type="float" office:value="648347.039999995" calcext:value-type="float">
            <text:p>648347.0399999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47]-[.C44])^2" office:value-type="float" office:value="669124" calcext:value-type="float">
            <text:p>669124</text:p>
          </table:table-cell>
          <table:table-cell table:formula="of:=([.D47]-[.D44])^2" office:value-type="float" office:value="2865571.84000001" calcext:value-type="float">
            <text:p>2865571.84000001</text:p>
          </table:table-cell>
          <table:table-cell table:formula="of:=([.E47]-[.E44])^2" office:value-type="float" office:value="64617.6399999985" calcext:value-type="float">
            <text:p>64617.63999999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47]-[.C45])^2" office:value-type="float" office:value="15634116" calcext:value-type="float">
            <text:p>15634116</text:p>
          </table:table-cell>
          <table:table-cell table:formula="of:=([.D47]-[.D45])^2" office:value-type="float" office:value="25856.6400000009" calcext:value-type="float">
            <text:p>25856.6400000009</text:p>
          </table:table-cell>
          <table:table-cell table:formula="of:=([.E47]-[.E45])^2" office:value-type="float" office:value="7272730.24000002" calcext:value-type="float">
            <text:p>7272730.2400000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QRT(SUM([.C48:.C52])/5)" office:value-type="float" office:value="3429.10134000149" calcext:value-type="float">
            <text:p>3429.10134000149</text:p>
          </table:table-cell>
          <table:table-cell table:formula="of:=SQRT(SUM([.D48:.D52])/5)" office:value-type="float" office:value="1124.57181184662" calcext:value-type="float">
            <text:p>1124.57181184662</text:p>
          </table:table-cell>
          <table:table-cell table:formula="of:=SQRT(SUM([.E48:.E52])/5)" office:value-type="float" office:value="1365.74659435783" calcext:value-type="float">
            <text:p>1365.74659435783</text:p>
          </table:table-cell>
          <table:table-cell table:number-columns-repeated="6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/>
          <table:table-cell office:value-type="string" calcext:value-type="string">
            <text:p>SimAnn-Temp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881" calcext:value-type="float">
            <text:p>24881</text:p>
          </table:table-cell>
          <table:table-cell office:value-type="float" office:value="26836" calcext:value-type="float">
            <text:p>26836</text:p>
          </table:table-cell>
          <table:table-cell office:value-type="float" office:value="27682" calcext:value-type="float">
            <text:p>27682</text:p>
          </table:table-cell>
          <table:table-cell office:value-type="float" office:value="30188" calcext:value-type="float">
            <text:p>301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8233" calcext:value-type="float">
            <text:p>28233</text:p>
          </table:table-cell>
          <table:table-cell office:value-type="float" office:value="23714" calcext:value-type="float">
            <text:p>23714</text:p>
          </table:table-cell>
          <table:table-cell office:value-type="float" office:value="26452" calcext:value-type="float">
            <text:p>26452</text:p>
          </table:table-cell>
          <table:table-cell office:value-type="float" office:value="24607" calcext:value-type="float">
            <text:p>246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374" calcext:value-type="float">
            <text:p>22374</text:p>
          </table:table-cell>
          <table:table-cell office:value-type="float" office:value="25669" calcext:value-type="float">
            <text:p>25669</text:p>
          </table:table-cell>
          <table:table-cell office:value-type="float" office:value="24333" calcext:value-type="float">
            <text:p>24333</text:p>
          </table:table-cell>
          <table:table-cell office:value-type="float" office:value="25258" calcext:value-type="float">
            <text:p>252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977" calcext:value-type="float">
            <text:p>25977</text:p>
          </table:table-cell>
          <table:table-cell office:value-type="float" office:value="26677" calcext:value-type="float">
            <text:p>26677</text:p>
          </table:table-cell>
          <table:table-cell office:value-type="float" office:value="24467" calcext:value-type="float">
            <text:p>24467</text:p>
          </table:table-cell>
          <table:table-cell office:value-type="float" office:value="23963" calcext:value-type="float">
            <text:p>239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653" calcext:value-type="float">
            <text:p>26653</text:p>
          </table:table-cell>
          <table:table-cell office:value-type="float" office:value="27152" calcext:value-type="float">
            <text:p>27152</text:p>
          </table:table-cell>
          <table:table-cell office:value-type="float" office:value="28233" calcext:value-type="float">
            <text:p>28233</text:p>
          </table:table-cell>
          <table:table-cell office:value-type="float" office:value="23116" calcext:value-type="float">
            <text:p>23116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SUM([.C71:.C75])/5" office:value-type="float" office:value="25623.6" calcext:value-type="float">
            <text:p>25623.6</text:p>
          </table:table-cell>
          <table:table-cell table:formula="of:=SUM([.D71:.D75])/5" office:value-type="float" office:value="26009.6" calcext:value-type="float">
            <text:p>26009.6</text:p>
          </table:table-cell>
          <table:table-cell table:formula="of:=SUM([.E71:.E75])/5" office:value-type="float" office:value="26233.4" calcext:value-type="float">
            <text:p>26233.4</text:p>
          </table:table-cell>
          <table:table-cell table:formula="of:=SUM([.F71:.F75])/5" office:value-type="float" office:value="25426.4" calcext:value-type="float">
            <text:p>25426.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C77]-[.C71])^2" office:value-type="float" office:value="551454.759999998" calcext:value-type="float">
            <text:p>551454.759999998</text:p>
          </table:table-cell>
          <table:table-cell table:formula="of:=([.D77]-[.D71])^2" office:value-type="float" office:value="682936.960000002" calcext:value-type="float">
            <text:p>682936.960000002</text:p>
          </table:table-cell>
          <table:table-cell table:formula="of:=([.E77]-[.E71])^2" office:value-type="float" office:value="2098441.96" calcext:value-type="float">
            <text:p>2098441.96</text:p>
          </table:table-cell>
          <table:table-cell table:formula="of:=([.F77]-[.F71])^2" office:value-type="float" office:value="22672834.56" calcext:value-type="float">
            <text:p>22672834.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C77]-[.C72])^2" office:value-type="float" office:value="6808968.36000001" calcext:value-type="float">
            <text:p>6808968.36000001</text:p>
          </table:table-cell>
          <table:table-cell table:formula="of:=([.D77]-[.D72])^2" office:value-type="float" office:value="5269779.35999999" calcext:value-type="float">
            <text:p>5269779.35999999</text:p>
          </table:table-cell>
          <table:table-cell table:formula="of:=([.E77]-[.E72])^2" office:value-type="float" office:value="47785.9599999994" calcext:value-type="float">
            <text:p>47785.9599999994</text:p>
          </table:table-cell>
          <table:table-cell table:formula="of:=([.F77]-[.F72])^2" office:value-type="float" office:value="671416.360000002" calcext:value-type="float">
            <text:p>671416.3600000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C77]-[.C73])^2" office:value-type="float" office:value="10559900.16" calcext:value-type="float">
            <text:p>10559900.16</text:p>
          </table:table-cell>
          <table:table-cell table:formula="of:=([.D77]-[.D73])^2" office:value-type="float" office:value="116008.359999999" calcext:value-type="float">
            <text:p>116008.359999999</text:p>
          </table:table-cell>
          <table:table-cell table:formula="of:=([.E77]-[.E73])^2" office:value-type="float" office:value="3611520.16000001" calcext:value-type="float">
            <text:p>3611520.16000001</text:p>
          </table:table-cell>
          <table:table-cell table:formula="of:=([.F77]-[.F73])^2" office:value-type="float" office:value="28358.5600000005" calcext:value-type="float">
            <text:p>28358.560000000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C77]-[.C74])^2" office:value-type="float" office:value="124891.560000001" calcext:value-type="float">
            <text:p>124891.560000001</text:p>
          </table:table-cell>
          <table:table-cell table:formula="of:=([.D77]-[.D74])^2" office:value-type="float" office:value="445422.760000002" calcext:value-type="float">
            <text:p>445422.760000002</text:p>
          </table:table-cell>
          <table:table-cell table:formula="of:=([.E77]-[.E74])^2" office:value-type="float" office:value="3120168.96" calcext:value-type="float">
            <text:p>3120168.96</text:p>
          </table:table-cell>
          <table:table-cell table:formula="of:=([.F77]-[.F74])^2" office:value-type="float" office:value="2141539.56" calcext:value-type="float">
            <text:p>2141539.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C77]-[.C75])^2" office:value-type="float" office:value="1059664.36" calcext:value-type="float">
            <text:p>1059664.36</text:p>
          </table:table-cell>
          <table:table-cell table:formula="of:=([.D77]-[.D75])^2" office:value-type="float" office:value="1305077.76" calcext:value-type="float">
            <text:p>1305077.76</text:p>
          </table:table-cell>
          <table:table-cell table:formula="of:=([.E77]-[.E75])^2" office:value-type="float" office:value="3998400.15999999" calcext:value-type="float">
            <text:p>3998400.15999999</text:p>
          </table:table-cell>
          <table:table-cell table:formula="of:=([.F77]-[.F75])^2" office:value-type="float" office:value="5337948.16000001" calcext:value-type="float">
            <text:p>5337948.1600000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QRT(SUM([.C78:.C82])/5)" office:value-type="float" office:value="1954.73165421753" calcext:value-type="float">
            <text:p>1954.73165421753</text:p>
          </table:table-cell>
          <table:table-cell table:formula="of:=SQRT(SUM([.D78:.D82])/5)" office:value-type="float" office:value="1250.53790026532" calcext:value-type="float">
            <text:p>1250.53790026532</text:p>
          </table:table-cell>
          <table:table-cell table:formula="of:=SQRT(SUM([.E78:.E82])/5)" office:value-type="float" office:value="1604.762736357" calcext:value-type="float">
            <text:p>1604.762736357</text:p>
          </table:table-cell>
          <table:table-cell table:formula="of:=SQRT(SUM([.F78:.F82])/5)" office:value-type="float" office:value="2484.03289833287" calcext:value-type="float">
            <text:p>2484.03289833287</text:p>
          </table:table-cell>
          <table:table-cell table:number-columns-repeated="5"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office:value-type="string" calcext:value-type="string">
            <text:p>SimAnn-alph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881" calcext:value-type="float">
            <text:p>24881</text:p>
          </table:table-cell>
          <table:table-cell office:value-type="float" office:value="20125" calcext:value-type="float">
            <text:p>20125</text:p>
          </table:table-cell>
          <table:table-cell office:value-type="float" office:value="25602" calcext:value-type="float">
            <text:p>25602</text:p>
          </table:table-cell>
          <table:table-cell office:value-type="float" office:value="19491" calcext:value-type="float">
            <text:p>194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8233" calcext:value-type="float">
            <text:p>28233</text:p>
          </table:table-cell>
          <table:table-cell office:value-type="float" office:value="25384" calcext:value-type="float">
            <text:p>25384</text:p>
          </table:table-cell>
          <table:table-cell office:value-type="float" office:value="16929" calcext:value-type="float">
            <text:p>16929</text:p>
          </table:table-cell>
          <table:table-cell office:value-type="float" office:value="27078" calcext:value-type="float">
            <text:p>270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374" calcext:value-type="float">
            <text:p>22374</text:p>
          </table:table-cell>
          <table:table-cell office:value-type="float" office:value="28755" calcext:value-type="float">
            <text:p>28755</text:p>
          </table:table-cell>
          <table:table-cell office:value-type="float" office:value="14211" calcext:value-type="float">
            <text:p>14211</text:p>
          </table:table-cell>
          <table:table-cell office:value-type="float" office:value="13887" calcext:value-type="float">
            <text:p>138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977" calcext:value-type="float">
            <text:p>25977</text:p>
          </table:table-cell>
          <table:table-cell office:value-type="float" office:value="23334" calcext:value-type="float">
            <text:p>23334</text:p>
          </table:table-cell>
          <table:table-cell office:value-type="float" office:value="24045" calcext:value-type="float">
            <text:p>24045</text:p>
          </table:table-cell>
          <table:table-cell office:value-type="float" office:value="8417" calcext:value-type="float">
            <text:p>84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653" calcext:value-type="float">
            <text:p>26653</text:p>
          </table:table-cell>
          <table:table-cell office:value-type="float" office:value="23327" calcext:value-type="float">
            <text:p>23327</text:p>
          </table:table-cell>
          <table:table-cell office:value-type="float" office:value="30282" calcext:value-type="float">
            <text:p>30282</text:p>
          </table:table-cell>
          <table:table-cell office:value-type="float" office:value="22153" calcext:value-type="float">
            <text:p>2215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SUM([.C94:.C98])/5" office:value-type="float" office:value="25623.6" calcext:value-type="float">
            <text:p>25623.6</text:p>
          </table:table-cell>
          <table:table-cell table:formula="of:=SUM([.D94:.D98])/5" office:value-type="float" office:value="24185" calcext:value-type="float">
            <text:p>24185</text:p>
          </table:table-cell>
          <table:table-cell table:formula="of:=SUM([.E94:.E98])/5" office:value-type="float" office:value="22213.8" calcext:value-type="float">
            <text:p>22213.8</text:p>
          </table:table-cell>
          <table:table-cell table:formula="of:=SUM([.F94:.F98])/5" office:value-type="float" office:value="18205.2" calcext:value-type="float">
            <text:p>18205.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C100]-[.C94])^2" office:value-type="float" office:value="551454.759999998" calcext:value-type="float">
            <text:p>551454.759999998</text:p>
          </table:table-cell>
          <table:table-cell table:formula="of:=([.D100]-[.D94])^2" office:value-type="float" office:value="16483600" calcext:value-type="float">
            <text:p>16483600</text:p>
          </table:table-cell>
          <table:table-cell table:formula="of:=([.E100]-[.E94])^2" office:value-type="float" office:value="11479899.24" calcext:value-type="float">
            <text:p>11479899.24</text:p>
          </table:table-cell>
          <table:table-cell table:formula="of:=([.F100]-[.F94])^2" office:value-type="float" office:value="1653281.64" calcext:value-type="float">
            <text:p>1653281.6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C100]-[.C95])^2" office:value-type="float" office:value="6808968.36000001" calcext:value-type="float">
            <text:p>6808968.36000001</text:p>
          </table:table-cell>
          <table:table-cell table:formula="of:=([.D100]-[.D95])^2" office:value-type="float" office:value="1437601" calcext:value-type="float">
            <text:p>1437601</text:p>
          </table:table-cell>
          <table:table-cell table:formula="of:=([.E100]-[.E95])^2" office:value-type="float" office:value="27929111.04" calcext:value-type="float">
            <text:p>27929111.04</text:p>
          </table:table-cell>
          <table:table-cell table:formula="of:=([.F100]-[.F95])^2" office:value-type="float" office:value="78726579.84" calcext:value-type="float">
            <text:p>78726579.8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C100]-[.C96])^2" office:value-type="float" office:value="10559900.16" calcext:value-type="float">
            <text:p>10559900.16</text:p>
          </table:table-cell>
          <table:table-cell table:formula="of:=([.D100]-[.D96])^2" office:value-type="float" office:value="20884900" calcext:value-type="float">
            <text:p>20884900</text:p>
          </table:table-cell>
          <table:table-cell table:formula="of:=([.E100]-[.E96])^2" office:value-type="float" office:value="64044807.84" calcext:value-type="float">
            <text:p>64044807.84</text:p>
          </table:table-cell>
          <table:table-cell table:formula="of:=([.F100]-[.F96])^2" office:value-type="float" office:value="18646851.24" calcext:value-type="float">
            <text:p>18646851.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C100]-[.C97])^2" office:value-type="float" office:value="124891.560000001" calcext:value-type="float">
            <text:p>124891.560000001</text:p>
          </table:table-cell>
          <table:table-cell table:formula="of:=([.D100]-[.D97])^2" office:value-type="float" office:value="724201" calcext:value-type="float">
            <text:p>724201</text:p>
          </table:table-cell>
          <table:table-cell table:formula="of:=([.E100]-[.E97])^2" office:value-type="float" office:value="3353293.44" calcext:value-type="float">
            <text:p>3353293.44</text:p>
          </table:table-cell>
          <table:table-cell table:formula="of:=([.F100]-[.F97])^2" office:value-type="float" office:value="95808859.24" calcext:value-type="float">
            <text:p>95808859.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C100]-[.C98])^2" office:value-type="float" office:value="1059664.36" calcext:value-type="float">
            <text:p>1059664.36</text:p>
          </table:table-cell>
          <table:table-cell table:formula="of:=([.D100]-[.D98])^2" office:value-type="float" office:value="736164" calcext:value-type="float">
            <text:p>736164</text:p>
          </table:table-cell>
          <table:table-cell table:formula="of:=([.E100]-[.E98])^2" office:value-type="float" office:value="65095851.24" calcext:value-type="float">
            <text:p>65095851.24</text:p>
          </table:table-cell>
          <table:table-cell table:formula="of:=([.F100]-[.F98])^2" office:value-type="float" office:value="15585124.84" calcext:value-type="float">
            <text:p>15585124.8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QRT(SUM([.C101:.C105])/5)" office:value-type="float" office:value="1954.73165421753" calcext:value-type="float">
            <text:p>1954.73165421753</text:p>
          </table:table-cell>
          <table:table-cell table:formula="of:=SQRT(SUM([.D101:.D105])/5)" office:value-type="float" office:value="2837.83248272339" calcext:value-type="float">
            <text:p>2837.83248272339</text:p>
          </table:table-cell>
          <table:table-cell table:formula="of:=SQRT(SUM([.E101:.E105])/5)" office:value-type="float" office:value="5863.49661550171" calcext:value-type="float">
            <text:p>5863.49661550171</text:p>
          </table:table-cell>
          <table:table-cell table:formula="of:=SQRT(SUM([.F101:.F105])/5)" office:value-type="float" office:value="6487.22894308502" calcext:value-type="float">
            <text:p>6487.22894308502</text:p>
          </table:table-cell>
          <table:table-cell table:number-columns-repeated="5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C-120</text:p>
          </table:table-cell>
          <table:table-cell office:value-type="string" calcext:value-type="string">
            <text:p>HC-600</text:p>
          </table:table-cell>
          <table:table-cell office:value-type="string" calcext:value-type="string">
            <text:p>SA-0.98</text:p>
          </table:table-cell>
          <table:table-cell office:value-type="string" calcext:value-type="string">
            <text:p>SA-0.95</text:p>
          </table:table-cell>
          <table:table-cell office:value-type="string" calcext:value-type="string">
            <text:p>SA-10k</text:p>
          </table:table-cell>
          <table:table-cell office:value-type="string" calcext:value-type="string">
            <text:p>SA-2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 Run Time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formula="of:=SUM([.E122:.E126])/5" office:value-type="float" office:value="277.8" calcext:value-type="float">
            <text:p>277.8</text:p>
          </table:table-cell>
          <table:table-cell table:formula="of:=SUM([.F122:.F126])/5" office:value-type="float" office:value="111.8" calcext:value-type="float">
            <text:p>111.8</text:p>
          </table:table-cell>
          <table:table-cell table:formula="of:=SUM([.G122:.G126])/5" office:value-type="float" office:value="339.2" calcext:value-type="float">
            <text:p>339.2</text:p>
          </table:table-cell>
          <table:table-cell table:formula="of:=SUM([.H122:.H126])/5"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office:value-type="float" office:value="126" calcext:value-type="float">
            <text:p>126</text:p>
          </table:table-cell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office:value-type="float" office:value="124" calcext:value-type="float">
            <text:p>124</text:p>
          </table:table-cell>
          <table:table-cell office:value-type="float" office:value="373" calcext:value-type="float">
            <text:p>373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office:value-type="float" office:value="110" calcext:value-type="float">
            <text:p>110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office:value-type="float" office:value="98" calcext:value-type="float">
            <text:p>98</text:p>
          </table:table-cell>
          <table:table-cell office:value-type="float" office:value="295" calcext:value-type="float">
            <text:p>295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office:value-type="float" office:value="101" calcext:value-type="float">
            <text:p>101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 table:number-rows-repeated="28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C-120</text:p>
          </table:table-cell>
          <table:table-cell office:value-type="string" calcext:value-type="string">
            <text:p>HC-600</text:p>
          </table:table-cell>
          <table:table-cell office:value-type="string" calcext:value-type="string">
            <text:p>SA-0.98</text:p>
          </table:table-cell>
          <table:table-cell office:value-type="string" calcext:value-type="string">
            <text:p>SA-0.95</text:p>
          </table:table-cell>
          <table:table-cell office:value-type="string" calcext:value-type="string">
            <text:p>SA-10k</text:p>
          </table:table-cell>
          <table:table-cell office:value-type="string" calcext:value-type="string">
            <text:p>SA-2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 Score</text:p>
          </table:table-cell>
          <table:table-cell office:value-type="float" office:value="36017.8" calcext:value-type="float">
            <text:p>36017.8</text:p>
          </table:table-cell>
          <table:table-cell office:value-type="float" office:value="36456.8" calcext:value-type="float">
            <text:p>36456.8</text:p>
          </table:table-cell>
          <table:table-cell office:value-type="float" office:value="25623.6" calcext:value-type="float">
            <text:p>25623.6</text:p>
          </table:table-cell>
          <table:table-cell office:value-type="float" office:value="24185" calcext:value-type="float">
            <text:p>24185</text:p>
          </table:table-cell>
          <table:table-cell office:value-type="float" office:value="26009.6" calcext:value-type="float">
            <text:p>26009.6</text:p>
          </table:table-cell>
          <table:table-cell office:value-type="float" office:value="26233.4" calcext:value-type="float">
            <text:p>26233.4</text:p>
          </table:table-cell>
          <table:table-cell table:number-columns-repeated="3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office:value-type="string" calcext:value-type="string">
            <text:p>PARALLEL BELOW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ee Search – Seq Scor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29" calcext:value-type="float">
            <text:p>5829</text:p>
          </table:table-cell>
          <table:table-cell office:value-type="float" office:value="5200" calcext:value-type="float">
            <text:p>5200</text:p>
          </table:table-cell>
          <table:table-cell office:value-type="float" office:value="5133" calcext:value-type="float">
            <text:p>5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98" calcext:value-type="float">
            <text:p>5898</text:p>
          </table:table-cell>
          <table:table-cell office:value-type="float" office:value="5208" calcext:value-type="float">
            <text:p>5208</text:p>
          </table:table-cell>
          <table:table-cell office:value-type="float" office:value="5128" calcext:value-type="float">
            <text:p>5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94" calcext:value-type="float">
            <text:p>5894</text:p>
          </table:table-cell>
          <table:table-cell office:value-type="float" office:value="5205" calcext:value-type="float">
            <text:p>5205</text:p>
          </table:table-cell>
          <table:table-cell office:value-type="float" office:value="5129" calcext:value-type="float">
            <text:p>5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32" calcext:value-type="float">
            <text:p>5832</text:p>
          </table:table-cell>
          <table:table-cell office:value-type="float" office:value="5204" calcext:value-type="float">
            <text:p>5204</text:p>
          </table:table-cell>
          <table:table-cell office:value-type="float" office:value="5134" calcext:value-type="float">
            <text:p>5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830" calcext:value-type="float">
            <text:p>5830</text:p>
          </table:table-cell>
          <table:table-cell office:value-type="float" office:value="5208" calcext:value-type="float">
            <text:p>5208</text:p>
          </table:table-cell>
          <table:table-cell office:value-type="float" office:value="5133" calcext:value-type="float">
            <text:p>5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41" calcext:value-type="float">
            <text:p>5841</text:p>
          </table:table-cell>
          <table:table-cell office:value-type="float" office:value="5214" calcext:value-type="float">
            <text:p>5214</text:p>
          </table:table-cell>
          <table:table-cell office:value-type="float" office:value="5128" calcext:value-type="float">
            <text:p>512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SUM([.C189:.C194])/6" office:value-type="float" office:value="5854" calcext:value-type="float">
            <text:p>5854</text:p>
          </table:table-cell>
          <table:table-cell table:formula="of:=SUM([.D189:.D194])/6" office:value-type="float" office:value="5206.5" calcext:value-type="float">
            <text:p>5206.5</text:p>
          </table:table-cell>
          <table:table-cell table:formula="of:=SUM([.E189:.E194])/6" office:value-type="float" office:value="5130.83333333333" calcext:value-type="float">
            <text:p>5130.833333333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196]-[.C189])^2" office:value-type="float" office:value="625" calcext:value-type="float">
            <text:p>625</text:p>
          </table:table-cell>
          <table:table-cell table:formula="of:=([.D196]-[.D189])^2" office:value-type="float" office:value="42.25" calcext:value-type="float">
            <text:p>42.25</text:p>
          </table:table-cell>
          <table:table-cell table:formula="of:=([.E196]-[.E189])^2" office:value-type="float" office:value="4.69444444444576" calcext:value-type="float">
            <text:p>4.694444444445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196]-[.C190])^2" office:value-type="float" office:value="1936" calcext:value-type="float">
            <text:p>1936</text:p>
          </table:table-cell>
          <table:table-cell table:formula="of:=([.D196]-[.D190])^2" office:value-type="float" office:value="2.25" calcext:value-type="float">
            <text:p>2.25</text:p>
          </table:table-cell>
          <table:table-cell table:formula="of:=([.E196]-[.E190])^2" office:value-type="float" office:value="8.02777777777606" calcext:value-type="float">
            <text:p>8.027777777776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196]-[.C191])^2" office:value-type="float" office:value="1600" calcext:value-type="float">
            <text:p>1600</text:p>
          </table:table-cell>
          <table:table-cell table:formula="of:=([.D196]-[.D191])^2" office:value-type="float" office:value="2.25" calcext:value-type="float">
            <text:p>2.25</text:p>
          </table:table-cell>
          <table:table-cell table:formula="of:=([.E196]-[.E191])^2" office:value-type="float" office:value="3.36111111111" calcext:value-type="float">
            <text:p>3.361111111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196]-[.C192])^2" office:value-type="float" office:value="484" calcext:value-type="float">
            <text:p>484</text:p>
          </table:table-cell>
          <table:table-cell table:formula="of:=([.D196]-[.D192])^2" office:value-type="float" office:value="6.25" calcext:value-type="float">
            <text:p>6.25</text:p>
          </table:table-cell>
          <table:table-cell table:formula="of:=([.E196]-[.E192])^2" office:value-type="float" office:value="10.0277777777797" calcext:value-type="float">
            <text:p>10.027777777779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196]-[.C193])^2" office:value-type="float" office:value="576" calcext:value-type="float">
            <text:p>576</text:p>
          </table:table-cell>
          <table:table-cell table:formula="of:=([.D196]-[.D193])^2" office:value-type="float" office:value="2.25" calcext:value-type="float">
            <text:p>2.25</text:p>
          </table:table-cell>
          <table:table-cell table:formula="of:=([.E196]-[.E193])^2" office:value-type="float" office:value="4.69444444444576" calcext:value-type="float">
            <text:p>4.694444444445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196]-[.C194])^2" office:value-type="float" office:value="169" calcext:value-type="float">
            <text:p>169</text:p>
          </table:table-cell>
          <table:table-cell table:formula="of:=([.D196]-[.D194])^2" office:value-type="float" office:value="56.25" calcext:value-type="float">
            <text:p>56.25</text:p>
          </table:table-cell>
          <table:table-cell table:formula="of:=([.E196]-[.E194])^2" office:value-type="float" office:value="8.02777777777606" calcext:value-type="float">
            <text:p>8.0277777777760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QRT(SUM([.C197:.C202])/6)" office:value-type="float" office:value="29.9722093502186" calcext:value-type="float">
            <text:p>29.9722093502186</text:p>
          </table:table-cell>
          <table:table-cell table:formula="of:=SQRT(SUM([.D197:.D202])/6)" office:value-type="float" office:value="4.31083905212585" calcext:value-type="float">
            <text:p>4.31083905212585</text:p>
          </table:table-cell>
          <table:table-cell table:formula="of:=SQRT(SUM([.E197:.E202])/6)" office:value-type="float" office:value="2.54405625374562" calcext:value-type="float">
            <text:p>2.54405625374562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ee Search – Seq Iter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SUM([.C210:.C215])/6" office:value-type="float" office:value="192" calcext:value-type="float">
            <text:p>192</text:p>
          </table:table-cell>
          <table:table-cell table:formula="of:=SUM([.D210:.D215])/6" office:value-type="float" office:value="96.3333333333333" calcext:value-type="float">
            <text:p>96.3333333333333</text:p>
          </table:table-cell>
          <table:table-cell table:formula="of:=SUM([.E210:.E215])/6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17]-[.C210])^2" office:value-type="float" office:value="1" calcext:value-type="float">
            <text:p>1</text:p>
          </table:table-cell>
          <table:table-cell table:formula="of:=([.D217]-[.D210])^2" office:value-type="float" office:value="0.444444444444451" calcext:value-type="float">
            <text:p>0.444444444444451</text:p>
          </table:table-cell>
          <table:table-cell table:formula="of:=([.E217]-[.E210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17]-[.C211])^2" office:value-type="float" office:value="1" calcext:value-type="float">
            <text:p>1</text:p>
          </table:table-cell>
          <table:table-cell table:formula="of:=([.D217]-[.D211])^2" office:value-type="float" office:value="0.111111111111108" calcext:value-type="float">
            <text:p>0.111111111111108</text:p>
          </table:table-cell>
          <table:table-cell table:formula="of:=([.E217]-[.E211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17]-[.C212])^2" office:value-type="float" office:value="1" calcext:value-type="float">
            <text:p>1</text:p>
          </table:table-cell>
          <table:table-cell table:formula="of:=([.D217]-[.D212])^2" office:value-type="float" office:value="1.77777777777777" calcext:value-type="float">
            <text:p>1.77777777777777</text:p>
          </table:table-cell>
          <table:table-cell table:formula="of:=([.E217]-[.E212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17]-[.C213])^2" office:value-type="float" office:value="0" calcext:value-type="float">
            <text:p>0</text:p>
          </table:table-cell>
          <table:table-cell table:formula="of:=([.D217]-[.D213])^2" office:value-type="float" office:value="0.444444444444451" calcext:value-type="float">
            <text:p>0.444444444444451</text:p>
          </table:table-cell>
          <table:table-cell table:formula="of:=([.E217]-[.E213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17]-[.C214])^2" office:value-type="float" office:value="0" calcext:value-type="float">
            <text:p>0</text:p>
          </table:table-cell>
          <table:table-cell table:formula="of:=([.D217]-[.D214])^2" office:value-type="float" office:value="0.111111111111108" calcext:value-type="float">
            <text:p>0.111111111111108</text:p>
          </table:table-cell>
          <table:table-cell table:formula="of:=([.E217]-[.E214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17]-[.C215])^2" office:value-type="float" office:value="1" calcext:value-type="float">
            <text:p>1</text:p>
          </table:table-cell>
          <table:table-cell table:formula="of:=([.D217]-[.D215])^2" office:value-type="float" office:value="0.444444444444451" calcext:value-type="float">
            <text:p>0.444444444444451</text:p>
          </table:table-cell>
          <table:table-cell table:formula="of:=([.E217]-[.E215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QRT(SUM([.C218:.C223])/6)" office:value-type="float" office:value="0.816496580927726" calcext:value-type="float">
            <text:p>0.816496580927726</text:p>
          </table:table-cell>
          <table:table-cell table:formula="of:=SQRT(SUM([.D218:.D223])/6)" office:value-type="float" office:value="0.74535599249993" calcext:value-type="float">
            <text:p>0.74535599249993</text:p>
          </table:table-cell>
          <table:table-cell table:formula="of:=SQRT(SUM([.E218:.E223])/6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3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ee Search – Parallel Scor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6217" calcext:value-type="float">
            <text:p>6217</text:p>
          </table:table-cell>
          <table:table-cell office:value-type="float" office:value="5286" calcext:value-type="float">
            <text:p>5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07" calcext:value-type="float">
            <text:p>6107</text:p>
          </table:table-cell>
          <table:table-cell office:value-type="float" office:value="6407" calcext:value-type="float">
            <text:p>6407</text:p>
          </table:table-cell>
          <table:table-cell office:value-type="float" office:value="5956" calcext:value-type="float">
            <text:p>5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96" calcext:value-type="float">
            <text:p>5496</text:p>
          </table:table-cell>
          <table:table-cell office:value-type="float" office:value="6292" calcext:value-type="float">
            <text:p>6292</text:p>
          </table:table-cell>
          <table:table-cell office:value-type="float" office:value="5945" calcext:value-type="float">
            <text:p>5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71" calcext:value-type="float">
            <text:p>5471</text:p>
          </table:table-cell>
          <table:table-cell office:value-type="float" office:value="4657" calcext:value-type="float">
            <text:p>4657</text:p>
          </table:table-cell>
          <table:table-cell office:value-type="float" office:value="5422" calcext:value-type="float">
            <text:p>5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85" calcext:value-type="float">
            <text:p>5685</text:p>
          </table:table-cell>
          <table:table-cell office:value-type="float" office:value="5772" calcext:value-type="float">
            <text:p>5772</text:p>
          </table:table-cell>
          <table:table-cell office:value-type="float" office:value="5906" calcext:value-type="float">
            <text:p>5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535" calcext:value-type="float">
            <text:p>6535</text:p>
          </table:table-cell>
          <table:table-cell office:value-type="float" office:value="5883" calcext:value-type="float">
            <text:p>5883</text:p>
          </table:table-cell>
          <table:table-cell office:value-type="float" office:value="5963" calcext:value-type="float">
            <text:p>596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SUM([.C252:.C257])/6" office:value-type="float" office:value="5851.5" calcext:value-type="float">
            <text:p>5851.5</text:p>
          </table:table-cell>
          <table:table-cell table:formula="of:=SUM([.D252:.D257])/6" office:value-type="float" office:value="5871.33333333333" calcext:value-type="float">
            <text:p>5871.33333333333</text:p>
          </table:table-cell>
          <table:table-cell table:formula="of:=SUM([.E252:.E257])/6" office:value-type="float" office:value="5746.33333333333" calcext:value-type="float">
            <text:p>5746.333333333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59]-[.C252])^2" office:value-type="float" office:value="1332.25" calcext:value-type="float">
            <text:p>1332.25</text:p>
          </table:table-cell>
          <table:table-cell table:formula="of:=([.D259]-[.D252])^2" office:value-type="float" office:value="119485.444444445" calcext:value-type="float">
            <text:p>119485.444444445</text:p>
          </table:table-cell>
          <table:table-cell table:formula="of:=([.E259]-[.E252])^2" office:value-type="float" office:value="211906.777777777" calcext:value-type="float">
            <text:p>211906.77777777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59]-[.C253])^2" office:value-type="float" office:value="65280.25" calcext:value-type="float">
            <text:p>65280.25</text:p>
          </table:table-cell>
          <table:table-cell table:formula="of:=([.D259]-[.D253])^2" office:value-type="float" office:value="286938.777777778" calcext:value-type="float">
            <text:p>286938.777777778</text:p>
          </table:table-cell>
          <table:table-cell table:formula="of:=([.E259]-[.E253])^2" office:value-type="float" office:value="43960.1111111112" calcext:value-type="float">
            <text:p>43960.11111111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59]-[.C254])^2" office:value-type="float" office:value="126380.25" calcext:value-type="float">
            <text:p>126380.25</text:p>
          </table:table-cell>
          <table:table-cell table:formula="of:=([.D259]-[.D254])^2" office:value-type="float" office:value="176960.444444445" calcext:value-type="float">
            <text:p>176960.444444445</text:p>
          </table:table-cell>
          <table:table-cell table:formula="of:=([.E259]-[.E254])^2" office:value-type="float" office:value="39468.4444444446" calcext:value-type="float">
            <text:p>39468.444444444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59]-[.C255])^2" office:value-type="float" office:value="144780.25" calcext:value-type="float">
            <text:p>144780.25</text:p>
          </table:table-cell>
          <table:table-cell table:formula="of:=([.D259]-[.D255])^2" office:value-type="float" office:value="1474605.44444444" calcext:value-type="float">
            <text:p>1474605.44444444</text:p>
          </table:table-cell>
          <table:table-cell table:formula="of:=([.E259]-[.E255])^2" office:value-type="float" office:value="105192.111111111" calcext:value-type="float">
            <text:p>105192.1111111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59]-[.C256])^2" office:value-type="float" office:value="27722.25" calcext:value-type="float">
            <text:p>27722.25</text:p>
          </table:table-cell>
          <table:table-cell table:formula="of:=([.D259]-[.D256])^2" office:value-type="float" office:value="9867.11111111105" calcext:value-type="float">
            <text:p>9867.11111111105</text:p>
          </table:table-cell>
          <table:table-cell table:formula="of:=([.E259]-[.E256])^2" office:value-type="float" office:value="25493.4444444445" calcext:value-type="float">
            <text:p>25493.44444444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59]-[.C257])^2" office:value-type="float" office:value="467172.25" calcext:value-type="float">
            <text:p>467172.25</text:p>
          </table:table-cell>
          <table:table-cell table:formula="of:=([.D259]-[.D257])^2" office:value-type="float" office:value="136.111111111118" calcext:value-type="float">
            <text:p>136.111111111118</text:p>
          </table:table-cell>
          <table:table-cell table:formula="of:=([.E259]-[.E257])^2" office:value-type="float" office:value="46944.4444444446" calcext:value-type="float">
            <text:p>46944.444444444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QRT(SUM([.C260:.C265])/6)" office:value-type="float" office:value="372.529081638825" calcext:value-type="float">
            <text:p>372.529081638825</text:p>
          </table:table-cell>
          <table:table-cell table:formula="of:=SQRT(SUM([.D260:.D265])/6)" office:value-type="float" office:value="587.082239175702" calcext:value-type="float">
            <text:p>587.082239175702</text:p>
          </table:table-cell>
          <table:table-cell table:formula="of:=SQRT(SUM([.E260:.E265])/6)" office:value-type="float" office:value="280.762453963409" calcext:value-type="float">
            <text:p>280.762453963409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ee Search – Parallel Iter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1368" calcext:value-type="float">
            <text:p>361368</text:p>
          </table:table-cell>
          <table:table-cell office:value-type="float" office:value="235538" calcext:value-type="float">
            <text:p>235538</text:p>
          </table:table-cell>
          <table:table-cell office:value-type="float" office:value="136355" calcext:value-type="float">
            <text:p>136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60779" calcext:value-type="float">
            <text:p>360779</text:p>
          </table:table-cell>
          <table:table-cell office:value-type="float" office:value="234810" calcext:value-type="float">
            <text:p>234810</text:p>
          </table:table-cell>
          <table:table-cell office:value-type="float" office:value="135588" calcext:value-type="float">
            <text:p>135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2977" calcext:value-type="float">
            <text:p>362977</text:p>
          </table:table-cell>
          <table:table-cell office:value-type="float" office:value="234785" calcext:value-type="float">
            <text:p>234785</text:p>
          </table:table-cell>
          <table:table-cell office:value-type="float" office:value="136219" calcext:value-type="float">
            <text:p>136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0744" calcext:value-type="float">
            <text:p>360744</text:p>
          </table:table-cell>
          <table:table-cell office:value-type="float" office:value="236515" calcext:value-type="float">
            <text:p>236515</text:p>
          </table:table-cell>
          <table:table-cell office:value-type="float" office:value="135873" calcext:value-type="float">
            <text:p>135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62025" calcext:value-type="float">
            <text:p>362025</text:p>
          </table:table-cell>
          <table:table-cell office:value-type="float" office:value="234907" calcext:value-type="float">
            <text:p>234907</text:p>
          </table:table-cell>
          <table:table-cell office:value-type="float" office:value="135044" calcext:value-type="float">
            <text:p>135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2852" calcext:value-type="float">
            <text:p>362852</text:p>
          </table:table-cell>
          <table:table-cell office:value-type="float" office:value="236878" calcext:value-type="float">
            <text:p>236878</text:p>
          </table:table-cell>
          <table:table-cell office:value-type="float" office:value="135649" calcext:value-type="float">
            <text:p>135649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SUM([.C273:.C278])/6" office:value-type="float" office:value="361790.833333333" calcext:value-type="float">
            <text:p>361790.833333333</text:p>
          </table:table-cell>
          <table:table-cell table:formula="of:=SUM([.D273:.D278])/6" office:value-type="float" office:value="235572.166666667" calcext:value-type="float">
            <text:p>235572.166666667</text:p>
          </table:table-cell>
          <table:table-cell table:formula="of:=SUM([.E273:.E278])/6" office:value-type="float" office:value="135788" calcext:value-type="float">
            <text:p>1357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80]-[.C273])^2" office:value-type="float" office:value="178788.027777761" calcext:value-type="float">
            <text:p>178788.027777761</text:p>
          </table:table-cell>
          <table:table-cell table:formula="of:=([.D280]-[.D273])^2" office:value-type="float" office:value="1167.36111111045" calcext:value-type="float">
            <text:p>1167.36111111045</text:p>
          </table:table-cell>
          <table:table-cell table:formula="of:=([.E280]-[.E273])^2" office:value-type="float" office:value="321489" calcext:value-type="float">
            <text:p>32148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80]-[.C274])^2" office:value-type="float" office:value="1023806.69444441" calcext:value-type="float">
            <text:p>1023806.69444441</text:p>
          </table:table-cell>
          <table:table-cell table:formula="of:=([.D280]-[.D274])^2" office:value-type="float" office:value="580898.027777763" calcext:value-type="float">
            <text:p>580898.027777763</text:p>
          </table:table-cell>
          <table:table-cell table:formula="of:=([.E280]-[.E274])^2" office:value-type="float" office:value="40000" calcext:value-type="float">
            <text:p>4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80]-[.C275])^2" office:value-type="float" office:value="1406991.36111116" calcext:value-type="float">
            <text:p>1406991.36111116</text:p>
          </table:table-cell>
          <table:table-cell table:formula="of:=([.D280]-[.D275])^2" office:value-type="float" office:value="619631.361111096" calcext:value-type="float">
            <text:p>619631.361111096</text:p>
          </table:table-cell>
          <table:table-cell table:formula="of:=([.E280]-[.E275])^2" office:value-type="float" office:value="185761" calcext:value-type="float">
            <text:p>18576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80]-[.C276])^2" office:value-type="float" office:value="1095860.02777774" calcext:value-type="float">
            <text:p>1095860.02777774</text:p>
          </table:table-cell>
          <table:table-cell table:formula="of:=([.D280]-[.D276])^2" office:value-type="float" office:value="888934.694444463" calcext:value-type="float">
            <text:p>888934.694444463</text:p>
          </table:table-cell>
          <table:table-cell table:formula="of:=([.E280]-[.E276])^2" office:value-type="float" office:value="7225" calcext:value-type="float">
            <text:p>72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80]-[.C277])^2" office:value-type="float" office:value="54834.0277777869" calcext:value-type="float">
            <text:p>54834.0277777869</text:p>
          </table:table-cell>
          <table:table-cell table:formula="of:=([.D280]-[.D277])^2" office:value-type="float" office:value="442446.694444432" calcext:value-type="float">
            <text:p>442446.694444432</text:p>
          </table:table-cell>
          <table:table-cell table:formula="of:=([.E280]-[.E277])^2" office:value-type="float" office:value="553536" calcext:value-type="float">
            <text:p>5535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280]-[.C278])^2" office:value-type="float" office:value="1126074.69444449" calcext:value-type="float">
            <text:p>1126074.69444449</text:p>
          </table:table-cell>
          <table:table-cell table:formula="of:=([.D280]-[.D278])^2" office:value-type="float" office:value="1705200.69444447" calcext:value-type="float">
            <text:p>1705200.69444447</text:p>
          </table:table-cell>
          <table:table-cell table:formula="of:=([.E280]-[.E278])^2" office:value-type="float" office:value="19321" calcext:value-type="float">
            <text:p>1932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QRT(SUM([.C281:.C286])/6)" office:value-type="float" office:value="902.436963018593" calcext:value-type="float">
            <text:p>902.436963018593</text:p>
          </table:table-cell>
          <table:table-cell table:formula="of:=SQRT(SUM([.D281:.D286])/6)" office:value-type="float" office:value="840.464041798075" calcext:value-type="float">
            <text:p>840.464041798075</text:p>
          </table:table-cell>
          <table:table-cell table:formula="of:=SQRT(SUM([.E281:.E286])/6)" office:value-type="float" office:value="433.461263167387" calcext:value-type="float">
            <text:p>433.461263167387</text:p>
          </table:table-cell>
          <table:table-cell table:number-columns-repeated="6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ee Search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an Scor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float" office:value="5851.5" calcext:value-type="float">
            <text:p>5851.5</text:p>
          </table:table-cell>
          <table:table-cell office:value-type="float" office:value="5871.3" calcext:value-type="float">
            <text:p>5871.3</text:p>
          </table:table-cell>
          <table:table-cell office:value-type="float" office:value="5746.3" calcext:value-type="float">
            <text:p>5746.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quential</text:p>
          </table:table-cell>
          <table:table-cell office:value-type="float" office:value="5854" calcext:value-type="float">
            <text:p>5854</text:p>
          </table:table-cell>
          <table:table-cell office:value-type="float" office:value="5206.5" calcext:value-type="float">
            <text:p>5206.5</text:p>
          </table:table-cell>
          <table:table-cell office:value-type="float" office:value="5130.83" calcext:value-type="float">
            <text:p>5130.83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ee Search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ore Std De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quential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Hill Climbing – Parallel Score</text:p>
          </table:table-cell>
          <table:table-cell table:number-columns-repeated="5"/>
          <table:table-cell office:value-type="string" calcext:value-type="string">
            <text:p>Hill Climbing – Seq Score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77" calcext:value-type="float">
            <text:p>3077</text:p>
          </table:table-cell>
          <table:table-cell table:number-columns-repeated="2" office:value-type="float" office:value="3089" calcext:value-type="float">
            <text:p>30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398" calcext:value-type="float">
            <text:p>12398</text:p>
          </table:table-cell>
          <table:table-cell office:value-type="float" office:value="28236" calcext:value-type="float">
            <text:p>28236</text:p>
          </table:table-cell>
          <table:table-cell office:value-type="float" office:value="24657" calcext:value-type="float">
            <text:p>246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778" calcext:value-type="float">
            <text:p>2778</text:p>
          </table:table-cell>
          <table:table-cell office:value-type="float" office:value="3082" calcext:value-type="float">
            <text:p>3082</text:p>
          </table:table-cell>
          <table:table-cell office:value-type="float" office:value="3080" calcext:value-type="float">
            <text:p>30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081" calcext:value-type="float">
            <text:p>14081</text:p>
          </table:table-cell>
          <table:table-cell office:value-type="float" office:value="14606" calcext:value-type="float">
            <text:p>14606</text:p>
          </table:table-cell>
          <table:table-cell office:value-type="float" office:value="22712" calcext:value-type="float">
            <text:p>227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32" calcext:value-type="float">
            <text:p>3032</text:p>
          </table:table-cell>
          <table:table-cell office:value-type="float" office:value="2778" calcext:value-type="float">
            <text:p>2778</text:p>
          </table:table-cell>
          <table:table-cell office:value-type="float" office:value="3089" calcext:value-type="float">
            <text:p>30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93" calcext:value-type="float">
            <text:p>11393</text:p>
          </table:table-cell>
          <table:table-cell office:value-type="float" office:value="19902" calcext:value-type="float">
            <text:p>19902</text:p>
          </table:table-cell>
          <table:table-cell office:value-type="float" office:value="37261" calcext:value-type="float">
            <text:p>3726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778" calcext:value-type="float">
            <text:p>2778</text:p>
          </table:table-cell>
          <table:table-cell table:number-columns-repeated="2" office:value-type="float" office:value="3089" calcext:value-type="float">
            <text:p>308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733" calcext:value-type="float">
            <text:p>11733</text:p>
          </table:table-cell>
          <table:table-cell office:value-type="float" office:value="12715" calcext:value-type="float">
            <text:p>12715</text:p>
          </table:table-cell>
          <table:table-cell office:value-type="float" office:value="31179" calcext:value-type="float">
            <text:p>3117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778" calcext:value-type="float">
            <text:p>2778</text:p>
          </table:table-cell>
          <table:table-cell office:value-type="float" office:value="3077" calcext:value-type="float">
            <text:p>307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252" calcext:value-type="float">
            <text:p>10252</text:p>
          </table:table-cell>
          <table:table-cell office:value-type="float" office:value="20700" calcext:value-type="float">
            <text:p>20700</text:p>
          </table:table-cell>
          <table:table-cell office:value-type="float" office:value="29641" calcext:value-type="float">
            <text:p>2964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3089" calcext:value-type="float">
            <text:p>308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614" calcext:value-type="float">
            <text:p>13614</text:p>
          </table:table-cell>
          <table:table-cell office:value-type="float" office:value="15577" calcext:value-type="float">
            <text:p>15577</text:p>
          </table:table-cell>
          <table:table-cell office:value-type="float" office:value="30728" calcext:value-type="float">
            <text:p>3072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SUM([.C322:.C327])/6" office:value-type="float" office:value="2922" calcext:value-type="float">
            <text:p>2922</text:p>
          </table:table-cell>
          <table:table-cell table:formula="of:=SUM([.D322:.D327])/6" office:value-type="float" office:value="2984.16666666667" calcext:value-type="float">
            <text:p>2984.16666666667</text:p>
          </table:table-cell>
          <table:table-cell table:formula="of:=SUM([.E322:.E327])/6" office:value-type="float" office:value="3085.5" calcext:value-type="float">
            <text:p>3085.5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SUM([.I322:.I327])/6" office:value-type="float" office:value="12245.1666666667" calcext:value-type="float">
            <text:p>12245.1666666667</text:p>
          </table:table-cell>
          <table:table-cell table:formula="of:=SUM([.J322:.J327])/6" office:value-type="float" office:value="18622.6666666667" calcext:value-type="float">
            <text:p>18622.6666666667</text:p>
          </table:table-cell>
          <table:table-cell table:formula="of:=SUM([.K322:.K327])/6" office:value-type="float" office:value="29363" calcext:value-type="float">
            <text:p>29363</text:p>
          </table:table-cell>
        </table:table-row>
        <table:table-row table:style-name="ro1">
          <table:table-cell table:number-columns-repeated="2"/>
          <table:table-cell table:formula="of:=([.C329]-[.C322])^2" office:value-type="float" office:value="24025" calcext:value-type="float">
            <text:p>24025</text:p>
          </table:table-cell>
          <table:table-cell table:formula="of:=([.D329]-[.D322])^2" office:value-type="float" office:value="10990.0277777778" calcext:value-type="float">
            <text:p>10990.0277777778</text:p>
          </table:table-cell>
          <table:table-cell table:formula="of:=([.E329]-[.E322])^2" office:value-type="float" office:value="12.25" calcext:value-type="float">
            <text:p>12.25</text:p>
          </table:table-cell>
          <table:table-cell table:number-columns-repeated="3"/>
          <table:table-cell table:formula="of:=([.I329]-[.I322])^2" office:value-type="float" office:value="23358.027777778" calcext:value-type="float">
            <text:p>23358.027777778</text:p>
          </table:table-cell>
          <table:table-cell table:formula="of:=([.J329]-[.J322])^2" office:value-type="float" office:value="92416177.7777778" calcext:value-type="float">
            <text:p>92416177.7777778</text:p>
          </table:table-cell>
          <table:table-cell table:formula="of:=([.K329]-[.K322])^2" office:value-type="float" office:value="22146436" calcext:value-type="float">
            <text:p>22146436</text:p>
          </table:table-cell>
        </table:table-row>
        <table:table-row table:style-name="ro1">
          <table:table-cell table:number-columns-repeated="2"/>
          <table:table-cell table:formula="of:=([.C329]-[.C323])^2" office:value-type="float" office:value="20736" calcext:value-type="float">
            <text:p>20736</text:p>
          </table:table-cell>
          <table:table-cell table:formula="of:=([.D329]-[.D323])^2" office:value-type="float" office:value="9571.36111111114" calcext:value-type="float">
            <text:p>9571.36111111114</text:p>
          </table:table-cell>
          <table:table-cell table:formula="of:=([.E329]-[.E323])^2" office:value-type="float" office:value="30.25" calcext:value-type="float">
            <text:p>30.25</text:p>
          </table:table-cell>
          <table:table-cell table:number-columns-repeated="3"/>
          <table:table-cell table:formula="of:=([.I329]-[.I323])^2" office:value-type="float" office:value="3370284.02777778" calcext:value-type="float">
            <text:p>3370284.02777778</text:p>
          </table:table-cell>
          <table:table-cell table:formula="of:=([.J329]-[.J323])^2" office:value-type="float" office:value="16133611.1111111" calcext:value-type="float">
            <text:p>16133611.1111111</text:p>
          </table:table-cell>
          <table:table-cell table:formula="of:=([.K329]-[.K323])^2" office:value-type="float" office:value="44235801" calcext:value-type="float">
            <text:p>44235801</text:p>
          </table:table-cell>
        </table:table-row>
        <table:table-row table:style-name="ro1">
          <table:table-cell table:number-columns-repeated="2"/>
          <table:table-cell table:formula="of:=([.C329]-[.C324])^2" office:value-type="float" office:value="12100" calcext:value-type="float">
            <text:p>12100</text:p>
          </table:table-cell>
          <table:table-cell table:formula="of:=([.D329]-[.D324])^2" office:value-type="float" office:value="42504.6944444444" calcext:value-type="float">
            <text:p>42504.6944444444</text:p>
          </table:table-cell>
          <table:table-cell table:formula="of:=([.E329]-[.E324])^2" office:value-type="float" office:value="12.25" calcext:value-type="float">
            <text:p>12.25</text:p>
          </table:table-cell>
          <table:table-cell table:number-columns-repeated="3"/>
          <table:table-cell table:formula="of:=([.I329]-[.I324])^2" office:value-type="float" office:value="726188.027777777" calcext:value-type="float">
            <text:p>726188.027777777</text:p>
          </table:table-cell>
          <table:table-cell table:formula="of:=([.J329]-[.J324])^2" office:value-type="float" office:value="1636693.77777777" calcext:value-type="float">
            <text:p>1636693.77777777</text:p>
          </table:table-cell>
          <table:table-cell table:formula="of:=([.K329]-[.K324])^2" office:value-type="float" office:value="62378404" calcext:value-type="float">
            <text:p>62378404</text:p>
          </table:table-cell>
        </table:table-row>
        <table:table-row table:style-name="ro1">
          <table:table-cell table:number-columns-repeated="2"/>
          <table:table-cell table:formula="of:=([.C329]-[.C325])^2" office:value-type="float" office:value="20736" calcext:value-type="float">
            <text:p>20736</text:p>
          </table:table-cell>
          <table:table-cell table:formula="of:=([.D329]-[.D325])^2" office:value-type="float" office:value="10990.0277777778" calcext:value-type="float">
            <text:p>10990.0277777778</text:p>
          </table:table-cell>
          <table:table-cell table:formula="of:=([.E329]-[.E325])^2" office:value-type="float" office:value="12.25" calcext:value-type="float">
            <text:p>12.25</text:p>
          </table:table-cell>
          <table:table-cell table:number-columns-repeated="3"/>
          <table:table-cell table:formula="of:=([.I329]-[.I325])^2" office:value-type="float" office:value="262314.694444444" calcext:value-type="float">
            <text:p>262314.694444444</text:p>
          </table:table-cell>
          <table:table-cell table:formula="of:=([.J329]-[.J325])^2" office:value-type="float" office:value="34900525.4444445" calcext:value-type="float">
            <text:p>34900525.4444445</text:p>
          </table:table-cell>
          <table:table-cell table:formula="of:=([.K329]-[.K325])^2" office:value-type="float" office:value="3297856" calcext:value-type="float">
            <text:p>3297856</text:p>
          </table:table-cell>
        </table:table-row>
        <table:table-row table:style-name="ro1">
          <table:table-cell table:number-columns-repeated="2"/>
          <table:table-cell table:formula="of:=([.C329]-[.C326])^2" office:value-type="float" office:value="20736" calcext:value-type="float">
            <text:p>20736</text:p>
          </table:table-cell>
          <table:table-cell table:formula="of:=([.D329]-[.D326])^2" office:value-type="float" office:value="42504.6944444444" calcext:value-type="float">
            <text:p>42504.6944444444</text:p>
          </table:table-cell>
          <table:table-cell table:formula="of:=([.E329]-[.E326])^2" office:value-type="float" office:value="72.25" calcext:value-type="float">
            <text:p>72.25</text:p>
          </table:table-cell>
          <table:table-cell table:number-columns-repeated="3"/>
          <table:table-cell table:formula="of:=([.I329]-[.I326])^2" office:value-type="float" office:value="3972713.36111111" calcext:value-type="float">
            <text:p>3972713.36111111</text:p>
          </table:table-cell>
          <table:table-cell table:formula="of:=([.J329]-[.J326])^2" office:value-type="float" office:value="4315313.77777777" calcext:value-type="float">
            <text:p>4315313.77777777</text:p>
          </table:table-cell>
          <table:table-cell table:formula="of:=([.K329]-[.K326])^2" office:value-type="float" office:value="77284" calcext:value-type="float">
            <text:p>77284</text:p>
          </table:table-cell>
        </table:table-row>
        <table:table-row table:style-name="ro1">
          <table:table-cell table:number-columns-repeated="2"/>
          <table:table-cell table:formula="of:=([.C329]-[.C327])^2" office:value-type="float" office:value="27889" calcext:value-type="float">
            <text:p>27889</text:p>
          </table:table-cell>
          <table:table-cell table:formula="of:=([.D329]-[.D327])^2" office:value-type="float" office:value="10990.0277777778" calcext:value-type="float">
            <text:p>10990.0277777778</text:p>
          </table:table-cell>
          <table:table-cell table:formula="of:=([.E329]-[.E327])^2" office:value-type="float" office:value="12.25" calcext:value-type="float">
            <text:p>12.25</text:p>
          </table:table-cell>
          <table:table-cell table:number-columns-repeated="3"/>
          <table:table-cell table:formula="of:=([.I329]-[.I327])^2" office:value-type="float" office:value="1873704.69444445" calcext:value-type="float">
            <text:p>1873704.69444445</text:p>
          </table:table-cell>
          <table:table-cell table:formula="of:=([.J329]-[.J327])^2" office:value-type="float" office:value="9276085.44444445" calcext:value-type="float">
            <text:p>9276085.44444445</text:p>
          </table:table-cell>
          <table:table-cell table:formula="of:=([.K329]-[.K327])^2" office:value-type="float" office:value="1863225" calcext:value-type="float">
            <text:p>18632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QRT(SUM([.C330:.C335])/6)" office:value-type="float" office:value="145.041373407728" calcext:value-type="float">
            <text:p>145.041373407728</text:p>
          </table:table-cell>
          <table:table-cell table:formula="of:=SQRT(SUM([.D330:.D335])/6)" office:value-type="float" office:value="145.802853957741" calcext:value-type="float">
            <text:p>145.802853957741</text:p>
          </table:table-cell>
          <table:table-cell table:formula="of:=SQRT(SUM([.E330:.E335])/6)" office:value-type="float" office:value="5.02493781056045" calcext:value-type="float">
            <text:p>5.02493781056045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SQRT(SUM([.I330:.I335])/6)" office:value-type="float" office:value="1305.66476257201" calcext:value-type="float">
            <text:p>1305.66476257201</text:p>
          </table:table-cell>
          <table:table-cell table:formula="of:=SQRT(SUM([.J330:.J335])/6)" office:value-type="float" office:value="5142.60646192397" calcext:value-type="float">
            <text:p>5142.60646192397</text:p>
          </table:table-cell>
          <table:table-cell table:formula="of:=SQRT(SUM([.K330:.K335])/6)" office:value-type="float" office:value="4725.79809838155" calcext:value-type="float">
            <text:p>4725.7980983815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ill Climbing – Parallel Iters</text:p>
          </table:table-cell>
          <table:table-cell table:number-columns-repeated="5"/>
          <table:table-cell office:value-type="string" calcext:value-type="string">
            <text:p>Hill Climbing – Seq Iters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980" calcext:value-type="float">
            <text:p>73980</text:p>
          </table:table-cell>
          <table:table-cell office:value-type="float" office:value="146615" calcext:value-type="float">
            <text:p>146615</text:p>
          </table:table-cell>
          <table:table-cell office:value-type="float" office:value="436361" calcext:value-type="float">
            <text:p>436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4472" calcext:value-type="float">
            <text:p>74472</text:p>
          </table:table-cell>
          <table:table-cell office:value-type="float" office:value="141182" calcext:value-type="float">
            <text:p>141182</text:p>
          </table:table-cell>
          <table:table-cell office:value-type="float" office:value="444583" calcext:value-type="float">
            <text:p>4445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4375" calcext:value-type="float">
            <text:p>74375</text:p>
          </table:table-cell>
          <table:table-cell office:value-type="float" office:value="141223" calcext:value-type="float">
            <text:p>141223</text:p>
          </table:table-cell>
          <table:table-cell office:value-type="float" office:value="430657" calcext:value-type="float">
            <text:p>43065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4713" calcext:value-type="float">
            <text:p>74713</text:p>
          </table:table-cell>
          <table:table-cell office:value-type="float" office:value="148506" calcext:value-type="float">
            <text:p>148506</text:p>
          </table:table-cell>
          <table:table-cell office:value-type="float" office:value="441650" calcext:value-type="float">
            <text:p>441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4436" calcext:value-type="float">
            <text:p>74436</text:p>
          </table:table-cell>
          <table:table-cell office:value-type="float" office:value="147329" calcext:value-type="float">
            <text:p>147329</text:p>
          </table:table-cell>
          <table:table-cell office:value-type="float" office:value="441595" calcext:value-type="float">
            <text:p>44159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4435" calcext:value-type="float">
            <text:p>74435</text:p>
          </table:table-cell>
          <table:table-cell office:value-type="float" office:value="147611" calcext:value-type="float">
            <text:p>147611</text:p>
          </table:table-cell>
          <table:table-cell office:value-type="float" office:value="442031" calcext:value-type="float">
            <text:p>4420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SUM([.C343:.C348])/6" office:value-type="float" office:value="74401.8333333333" calcext:value-type="float">
            <text:p>74401.8333333333</text:p>
          </table:table-cell>
          <table:table-cell table:formula="of:=SUM([.D343:.D348])/6" office:value-type="float" office:value="145411" calcext:value-type="float">
            <text:p>145411</text:p>
          </table:table-cell>
          <table:table-cell table:formula="of:=SUM([.E343:.E348])/6" office:value-type="float" office:value="439479.5" calcext:value-type="float">
            <text:p>439479.5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SUM([.I343:.I348])/6" office:value-type="float" office:value="34.8333333333333" calcext:value-type="float">
            <text:p>34.8333333333333</text:p>
          </table:table-cell>
          <table:table-cell table:formula="of:=SUM([.J343:.J348])/6" office:value-type="float" office:value="65.3333333333333" calcext:value-type="float">
            <text:p>65.3333333333333</text:p>
          </table:table-cell>
          <table:table-cell table:formula="of:=SUM([.K343:.K348])/6" office:value-type="float" office:value="188.166666666667" calcext:value-type="float">
            <text:p>188.166666666667</text:p>
          </table:table-cell>
        </table:table-row>
        <table:table-row table:style-name="ro1">
          <table:table-cell table:number-columns-repeated="2"/>
          <table:table-cell table:formula="of:=([.C350]-[.C343])^2" office:value-type="float" office:value="177943.361111107" calcext:value-type="float">
            <text:p>177943.361111107</text:p>
          </table:table-cell>
          <table:table-cell table:formula="of:=([.D350]-[.D343])^2" office:value-type="float" office:value="1449616" calcext:value-type="float">
            <text:p>1449616</text:p>
          </table:table-cell>
          <table:table-cell table:formula="of:=([.E350]-[.E343])^2" office:value-type="float" office:value="9725042.25" calcext:value-type="float">
            <text:p>9725042.25</text:p>
          </table:table-cell>
          <table:table-cell table:number-columns-repeated="3"/>
          <table:table-cell table:formula="of:=([.I350]-[.I343])^2" office:value-type="float" office:value="1.36111111111111" calcext:value-type="float">
            <text:p>1.36111111111111</text:p>
          </table:table-cell>
          <table:table-cell table:formula="of:=([.J350]-[.J343])^2" office:value-type="float" office:value="5.44444444444442" calcext:value-type="float">
            <text:p>5.44444444444442</text:p>
          </table:table-cell>
          <table:table-cell table:formula="of:=([.K350]-[.K343])^2" office:value-type="float" office:value="1.36111111111109" calcext:value-type="float">
            <text:p>1.36111111111109</text:p>
          </table:table-cell>
        </table:table-row>
        <table:table-row table:style-name="ro1">
          <table:table-cell table:number-columns-repeated="2"/>
          <table:table-cell table:formula="of:=([.C350]-[.C344])^2" office:value-type="float" office:value="4923.36111111179" calcext:value-type="float">
            <text:p>4923.36111111179</text:p>
          </table:table-cell>
          <table:table-cell table:formula="of:=([.D350]-[.D344])^2" office:value-type="float" office:value="17884441" calcext:value-type="float">
            <text:p>17884441</text:p>
          </table:table-cell>
          <table:table-cell table:formula="of:=([.E350]-[.E344])^2" office:value-type="float" office:value="26045712.25" calcext:value-type="float">
            <text:p>26045712.25</text:p>
          </table:table-cell>
          <table:table-cell table:number-columns-repeated="3"/>
          <table:table-cell table:formula="of:=([.I350]-[.I344])^2" office:value-type="float" office:value="4.69444444444443" calcext:value-type="float">
            <text:p>4.69444444444443</text:p>
          </table:table-cell>
          <table:table-cell table:formula="of:=([.J350]-[.J344])^2" office:value-type="float" office:value="7.11111111111114" calcext:value-type="float">
            <text:p>7.11111111111114</text:p>
          </table:table-cell>
          <table:table-cell table:formula="of:=([.K350]-[.K344])^2" office:value-type="float" office:value="3.36111111111115" calcext:value-type="float">
            <text:p>3.36111111111115</text:p>
          </table:table-cell>
        </table:table-row>
        <table:table-row table:style-name="ro1">
          <table:table-cell table:number-columns-repeated="2"/>
          <table:table-cell table:formula="of:=([.C350]-[.C345])^2" office:value-type="float" office:value="720.027777777518" calcext:value-type="float">
            <text:p>720.027777777518</text:p>
          </table:table-cell>
          <table:table-cell table:formula="of:=([.D350]-[.D345])^2" office:value-type="float" office:value="17539344" calcext:value-type="float">
            <text:p>17539344</text:p>
          </table:table-cell>
          <table:table-cell table:formula="of:=([.E350]-[.E345])^2" office:value-type="float" office:value="77836506.25" calcext:value-type="float">
            <text:p>77836506.25</text:p>
          </table:table-cell>
          <table:table-cell table:number-columns-repeated="3"/>
          <table:table-cell table:formula="of:=([.I350]-[.I345])^2" office:value-type="float" office:value="10.0277777777778" calcext:value-type="float">
            <text:p>10.0277777777778</text:p>
          </table:table-cell>
          <table:table-cell table:formula="of:=([.J350]-[.J345])^2" office:value-type="float" office:value="7.11111111111114" calcext:value-type="float">
            <text:p>7.11111111111114</text:p>
          </table:table-cell>
          <table:table-cell table:formula="of:=([.K350]-[.K345])^2" office:value-type="float" office:value="173.361111111111" calcext:value-type="float">
            <text:p>173.361111111111</text:p>
          </table:table-cell>
        </table:table-row>
        <table:table-row table:style-name="ro1">
          <table:table-cell table:number-columns-repeated="2"/>
          <table:table-cell table:formula="of:=([.C350]-[.C346])^2" office:value-type="float" office:value="96824.6944444475" calcext:value-type="float">
            <text:p>96824.6944444475</text:p>
          </table:table-cell>
          <table:table-cell table:formula="of:=([.D350]-[.D346])^2" office:value-type="float" office:value="9579025" calcext:value-type="float">
            <text:p>9579025</text:p>
          </table:table-cell>
          <table:table-cell table:formula="of:=([.E350]-[.E346])^2" office:value-type="float" office:value="4711070.25" calcext:value-type="float">
            <text:p>4711070.25</text:p>
          </table:table-cell>
          <table:table-cell table:number-columns-repeated="3"/>
          <table:table-cell table:formula="of:=([.I350]-[.I346])^2" office:value-type="float" office:value="0.694444444444448" calcext:value-type="float">
            <text:p>0.694444444444448</text:p>
          </table:table-cell>
          <table:table-cell table:formula="of:=([.J350]-[.J346])^2" office:value-type="float" office:value="11.1111111111111" calcext:value-type="float">
            <text:p>11.1111111111111</text:p>
          </table:table-cell>
          <table:table-cell table:formula="of:=([.K350]-[.K346])^2" office:value-type="float" office:value="0.69444444444446" calcext:value-type="float">
            <text:p>0.69444444444446</text:p>
          </table:table-cell>
        </table:table-row>
        <table:table-row table:style-name="ro1">
          <table:table-cell table:number-columns-repeated="2"/>
          <table:table-cell table:formula="of:=([.C350]-[.C347])^2" office:value-type="float" office:value="1167.36111111144" calcext:value-type="float">
            <text:p>1167.36111111144</text:p>
          </table:table-cell>
          <table:table-cell table:formula="of:=([.D350]-[.D347])^2" office:value-type="float" office:value="3678724" calcext:value-type="float">
            <text:p>3678724</text:p>
          </table:table-cell>
          <table:table-cell table:formula="of:=([.E350]-[.E347])^2" office:value-type="float" office:value="4475340.25" calcext:value-type="float">
            <text:p>4475340.25</text:p>
          </table:table-cell>
          <table:table-cell table:number-columns-repeated="3"/>
          <table:table-cell table:formula="of:=([.I350]-[.I347])^2" office:value-type="float" office:value="8.02777777777779" calcext:value-type="float">
            <text:p>8.02777777777779</text:p>
          </table:table-cell>
          <table:table-cell table:formula="of:=([.J350]-[.J347])^2" office:value-type="float" office:value="0.444444444444451" calcext:value-type="float">
            <text:p>0.444444444444451</text:p>
          </table:table-cell>
          <table:table-cell table:formula="of:=([.K350]-[.K347])^2" office:value-type="float" office:value="117.361111111111" calcext:value-type="float">
            <text:p>117.361111111111</text:p>
          </table:table-cell>
        </table:table-row>
        <table:table-row table:style-name="ro1">
          <table:table-cell table:number-columns-repeated="2"/>
          <table:table-cell table:formula="of:=([.C350]-[.C348])^2" office:value-type="float" office:value="1100.0277777781" calcext:value-type="float">
            <text:p>1100.0277777781</text:p>
          </table:table-cell>
          <table:table-cell table:formula="of:=([.D350]-[.D348])^2" office:value-type="float" office:value="4840000" calcext:value-type="float">
            <text:p>4840000</text:p>
          </table:table-cell>
          <table:table-cell table:formula="of:=([.E350]-[.E348])^2" office:value-type="float" office:value="6510152.25" calcext:value-type="float">
            <text:p>6510152.25</text:p>
          </table:table-cell>
          <table:table-cell table:number-columns-repeated="3"/>
          <table:table-cell table:formula="of:=([.I350]-[.I348])^2" office:value-type="float" office:value="8.02777777777779" calcext:value-type="float">
            <text:p>8.02777777777779</text:p>
          </table:table-cell>
          <table:table-cell table:formula="of:=([.J350]-[.J348])^2" office:value-type="float" office:value="0.111111111111108" calcext:value-type="float">
            <text:p>0.111111111111108</text:p>
          </table:table-cell>
          <table:table-cell table:formula="of:=([.K350]-[.K348])^2" office:value-type="float" office:value="0.69444444444446" calcext:value-type="float">
            <text:p>0.6944444444444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QRT(SUM([.C351:.C356])/6)" office:value-type="float" office:value="217.055612433516" calcext:value-type="float">
            <text:p>217.055612433516</text:p>
          </table:table-cell>
          <table:table-cell table:formula="of:=SQRT(SUM([.D351:.D356])/6)" office:value-type="float" office:value="3026.85617982311" calcext:value-type="float">
            <text:p>3026.85617982311</text:p>
          </table:table-cell>
          <table:table-cell table:formula="of:=SQRT(SUM([.E351:.E356])/6)" office:value-type="float" office:value="4642.26639153765" calcext:value-type="float">
            <text:p>4642.26639153765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SQRT(SUM([.I351:.I356])/6)" office:value-type="float" office:value="2.3392781412697" calcext:value-type="float">
            <text:p>2.3392781412697</text:p>
          </table:table-cell>
          <table:table-cell table:formula="of:=SQRT(SUM([.J351:.J356])/6)" office:value-type="float" office:value="2.28521820013368" calcext:value-type="float">
            <text:p>2.28521820013368</text:p>
          </table:table-cell>
          <table:table-cell table:formula="of:=SQRT(SUM([.K351:.K356])/6)" office:value-type="float" office:value="7.03364928200306" calcext:value-type="float">
            <text:p>7.03364928200306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ee Search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an Scor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float" office:value="2922" calcext:value-type="float">
            <text:p>2922</text:p>
          </table:table-cell>
          <table:table-cell office:value-type="float" office:value="2984.17" calcext:value-type="float">
            <text:p>2984.17</text:p>
          </table:table-cell>
          <table:table-cell office:value-type="float" office:value="3085.5" calcext:value-type="float">
            <text:p>3085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quential</text:p>
          </table:table-cell>
          <table:table-cell office:value-type="float" office:value="12245.17" calcext:value-type="float">
            <text:p>12245.17</text:p>
          </table:table-cell>
          <table:table-cell office:value-type="float" office:value="18622.7" calcext:value-type="float">
            <text:p>18622.7</text:p>
          </table:table-cell>
          <table:table-cell office:value-type="float" office:value="29363" calcext:value-type="float">
            <text:p>2936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8:53:16.348402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2:12:19.924201814</meta:creation-date>
    <dc:date>2018-12-19T22:38:15.805459009</dc:date>
    <meta:editing-duration>PT3H45M24S</meta:editing-duration>
    <meta:editing-cycles>10</meta:editing-cycles>
    <meta:generator>LibreOffice/6.0.6.2$Linux_X86_64 LibreOffice_project/00m0$Build-2</meta:generator>
    <meta:document-statistic meta:table-count="1" meta:cell-count="72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54cm" svg:y="3.242cm" style:legend-expansion="high" chart:style-name="ch2"/>
        <chart:plot-area chart:style-name="ch3" table:cell-range-address="Sheet1.B8:Sheet1.E13" chart:data-source-has-labels="both" svg:x="1.311cm" svg:y="0.18cm" svg:width="13.423cm" svg:height="7.679cm">
          <chartooo:coordinate-region svg:x="2.324cm" svg:y="0.372cm" svg:width="12.41cm" svg:height="6.855cm"/>
          <chart:axis chart:dimension="x" chart:name="primary-x" chart:style-name="ch4" chartooo:axis-type="auto">
            <chartooo:date-scale/>
            <chart:title svg:x="7.314cm" svg:y="8.039cm" chart:style-name="ch5">
              <text:p>Seconds</text:p>
            </chart:title>
            <chart:categories table:cell-range-address="Sheet1.C8:Sheet1.E8"/>
          </chart:axis>
          <chart:axis chart:dimension="y" chart:name="primary-y" chart:style-name="ch6">
            <chart:title svg:x="0.451cm" svg:y="5.315cm" chart:style-name="ch7">
              <text:p>Simulation Score</text:p>
            </chart:title>
            <chart:grid chart:style-name="ch8" chart:class="major"/>
          </chart:axis>
          <chart:series chart:style-name="ch9" chart:values-cell-range-address="Sheet1.C9:Sheet1.E9" chart:label-cell-address="Sheet1.B9:Sheet1.B9" chart:class="chart:bar">
            <chart:data-point chart:repeated="3"/>
          </chart:series>
          <chart:series chart:style-name="ch10" chart:values-cell-range-address="Sheet1.C10:Sheet1.E10" chart:label-cell-address="Sheet1.B10:Sheet1.B10" chart:class="chart:bar">
            <chart:data-point chart:repeated="3"/>
          </chart:series>
          <chart:series chart:style-name="ch11" chart:values-cell-range-address="Sheet1.C11:Sheet1.E11" chart:label-cell-address="Sheet1.B11:Sheet1.B11" chart:class="chart:bar">
            <chart:data-point chart:repeated="3"/>
          </chart:series>
          <chart:series chart:style-name="ch12" chart:values-cell-range-address="Sheet1.C12:Sheet1.E12" chart:label-cell-address="Sheet1.B12:Sheet1.B12" chart:class="chart:bar">
            <chart:data-point chart:repeated="3"/>
          </chart:series>
          <chart:series chart:style-name="ch13" chart:values-cell-range-address="Sheet1.C13:Sheet1.E13" chart:label-cell-address="Sheet1.B13:Sheet1.B1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C8:Sheet1.E8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600">
                <text:p>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B9:Sheet1.B9</svg:desc>
                </draw:g>
              </table:table-cell>
              <table:table-cell office:value-type="float" office:value="5127">
                <text:p>5127</text:p>
                <draw:g>
                  <svg:desc>Sheet1.C9:Sheet1.E9</svg:desc>
                </draw:g>
              </table:table-cell>
              <table:table-cell office:value-type="float" office:value="6681">
                <text:p>6681</text:p>
              </table:table-cell>
              <table:table-cell office:value-type="float" office:value="7635">
                <text:p>7635</text:p>
              </table:table-cell>
            </table:table-row>
            <table:table-row>
              <table:table-cell office:value-type="string">
                <text:p>2</text:p>
                <draw:g>
                  <svg:desc>Sheet1.B10:Sheet1.B10</svg:desc>
                </draw:g>
              </table:table-cell>
              <table:table-cell office:value-type="float" office:value="5141">
                <text:p>5141</text:p>
                <draw:g>
                  <svg:desc>Sheet1.C10:Sheet1.E10</svg:desc>
                </draw:g>
              </table:table-cell>
              <table:table-cell office:value-type="float" office:value="6053">
                <text:p>6053</text:p>
              </table:table-cell>
              <table:table-cell office:value-type="float" office:value="7633">
                <text:p>7633</text:p>
              </table:table-cell>
            </table:table-row>
            <table:table-row>
              <table:table-cell office:value-type="string">
                <text:p>3</text:p>
                <draw:g>
                  <svg:desc>Sheet1.B11:Sheet1.B11</svg:desc>
                </draw:g>
              </table:table-cell>
              <table:table-cell office:value-type="float" office:value="5137">
                <text:p>5137</text:p>
                <draw:g>
                  <svg:desc>Sheet1.C11:Sheet1.E11</svg:desc>
                </draw:g>
              </table:table-cell>
              <table:table-cell office:value-type="float" office:value="6056">
                <text:p>6056</text:p>
              </table:table-cell>
              <table:table-cell office:value-type="float" office:value="7627">
                <text:p>7627</text:p>
              </table:table-cell>
            </table:table-row>
            <table:table-row>
              <table:table-cell office:value-type="string">
                <text:p>4</text:p>
                <draw:g>
                  <svg:desc>Sheet1.B12:Sheet1.B12</svg:desc>
                </draw:g>
              </table:table-cell>
              <table:table-cell office:value-type="float" office:value="5136">
                <text:p>5136</text:p>
                <draw:g>
                  <svg:desc>Sheet1.C12:Sheet1.E12</svg:desc>
                </draw:g>
              </table:table-cell>
              <table:table-cell office:value-type="float" office:value="6567">
                <text:p>6567</text:p>
              </table:table-cell>
              <table:table-cell office:value-type="float" office:value="7628">
                <text:p>7628</text:p>
              </table:table-cell>
            </table:table-row>
            <table:table-row>
              <table:table-cell office:value-type="string">
                <text:p>5</text:p>
                <draw:g>
                  <svg:desc>Sheet1.B13:Sheet1.B13</svg:desc>
                </draw:g>
              </table:table-cell>
              <table:table-cell office:value-type="float" office:value="5137">
                <text:p>5137</text:p>
                <draw:g>
                  <svg:desc>Sheet1.C13:Sheet1.E13</svg:desc>
                </draw:g>
              </table:table-cell>
              <table:table-cell office:value-type="float" office:value="6669">
                <text:p>6669</text:p>
              </table:table-cell>
              <table:table-cell office:value-type="float" office:value="7625">
                <text:p>7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54cm" svg:y="3.242cm" style:legend-expansion="high" chart:style-name="ch2"/>
        <chart:plot-area chart:style-name="ch3" table:cell-range-address="Sheet1.B40:Sheet1.E45" chart:data-source-has-labels="both" svg:x="1.311cm" svg:y="0.18cm" svg:width="13.423cm" svg:height="7.679cm">
          <chartooo:coordinate-region svg:x="2.515cm" svg:y="0.372cm" svg:width="12.219cm" svg:height="6.855cm"/>
          <chart:axis chart:dimension="x" chart:name="primary-x" chart:style-name="ch4" chartooo:axis-type="auto">
            <chartooo:date-scale/>
            <chart:title svg:x="7.314cm" svg:y="8.039cm" chart:style-name="ch5">
              <text:p>Seconds</text:p>
            </chart:title>
            <chart:categories table:cell-range-address="Sheet1.C40:Sheet1.E40"/>
          </chart:axis>
          <chart:axis chart:dimension="y" chart:name="primary-y" chart:style-name="ch6">
            <chart:title svg:x="0.451cm" svg:y="5.315cm" chart:style-name="ch7">
              <text:p>Simulation Score</text:p>
            </chart:title>
            <chart:grid chart:style-name="ch8" chart:class="major"/>
          </chart:axis>
          <chart:series chart:style-name="ch9" chart:values-cell-range-address="Sheet1.C41:Sheet1.E41" chart:label-cell-address="Sheet1.B41:Sheet1.B41" chart:class="chart:bar">
            <chart:data-point chart:repeated="3"/>
          </chart:series>
          <chart:series chart:style-name="ch10" chart:values-cell-range-address="Sheet1.C42:Sheet1.E42" chart:label-cell-address="Sheet1.B42:Sheet1.B42" chart:class="chart:bar">
            <chart:data-point chart:repeated="3"/>
          </chart:series>
          <chart:series chart:style-name="ch11" chart:values-cell-range-address="Sheet1.C43:Sheet1.E43" chart:label-cell-address="Sheet1.B43:Sheet1.B43" chart:class="chart:bar">
            <chart:data-point chart:repeated="3"/>
          </chart:series>
          <chart:series chart:style-name="ch12" chart:values-cell-range-address="Sheet1.C44:Sheet1.E44" chart:label-cell-address="Sheet1.B44:Sheet1.B44" chart:class="chart:bar">
            <chart:data-point chart:repeated="3"/>
          </chart:series>
          <chart:series chart:style-name="ch13" chart:values-cell-range-address="Sheet1.C45:Sheet1.E45" chart:label-cell-address="Sheet1.B45:Sheet1.B4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C40:Sheet1.E40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600">
                <text:p>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B41:Sheet1.B41</svg:desc>
                </draw:g>
              </table:table-cell>
              <table:table-cell office:value-type="float" office:value="24268">
                <text:p>24268</text:p>
                <draw:g>
                  <svg:desc>Sheet1.C41:Sheet1.E41</svg:desc>
                </draw:g>
              </table:table-cell>
              <table:table-cell office:value-type="float" office:value="35401">
                <text:p>35401</text:p>
              </table:table-cell>
              <table:table-cell office:value-type="float" office:value="37269">
                <text:p>37269</text:p>
              </table:table-cell>
            </table:table-row>
            <table:table-row>
              <table:table-cell office:value-type="string">
                <text:p>2</text:p>
                <draw:g>
                  <svg:desc>Sheet1.B42:Sheet1.B42</svg:desc>
                </draw:g>
              </table:table-cell>
              <table:table-cell office:value-type="float" office:value="18524">
                <text:p>18524</text:p>
                <draw:g>
                  <svg:desc>Sheet1.C42:Sheet1.E42</svg:desc>
                </draw:g>
              </table:table-cell>
              <table:table-cell office:value-type="float" office:value="37253">
                <text:p>37253</text:p>
              </table:table-cell>
              <table:table-cell office:value-type="float" office:value="37282">
                <text:p>37282</text:p>
              </table:table-cell>
            </table:table-row>
            <table:table-row>
              <table:table-cell office:value-type="string">
                <text:p>3</text:p>
                <draw:g>
                  <svg:desc>Sheet1.B43:Sheet1.B43</svg:desc>
                </draw:g>
              </table:table-cell>
              <table:table-cell office:value-type="float" office:value="26650">
                <text:p>26650</text:p>
                <draw:g>
                  <svg:desc>Sheet1.C43:Sheet1.E43</svg:desc>
                </draw:g>
              </table:table-cell>
              <table:table-cell office:value-type="float" office:value="37253">
                <text:p>37253</text:p>
              </table:table-cell>
              <table:table-cell office:value-type="float" office:value="37262">
                <text:p>37262</text:p>
              </table:table-cell>
            </table:table-row>
            <table:table-row>
              <table:table-cell office:value-type="string">
                <text:p>4</text:p>
                <draw:g>
                  <svg:desc>Sheet1.B44:Sheet1.B44</svg:desc>
                </draw:g>
              </table:table-cell>
              <table:table-cell office:value-type="float" office:value="25556">
                <text:p>25556</text:p>
                <draw:g>
                  <svg:desc>Sheet1.C44:Sheet1.E44</svg:desc>
                </draw:g>
              </table:table-cell>
              <table:table-cell office:value-type="float" office:value="34325">
                <text:p>34325</text:p>
              </table:table-cell>
              <table:table-cell office:value-type="float" office:value="36711">
                <text:p>36711</text:p>
              </table:table-cell>
            </table:table-row>
            <table:table-row>
              <table:table-cell office:value-type="string">
                <text:p>5</text:p>
                <draw:g>
                  <svg:desc>Sheet1.B45:Sheet1.B45</svg:desc>
                </draw:g>
              </table:table-cell>
              <table:table-cell office:value-type="float" office:value="28692">
                <text:p>28692</text:p>
                <draw:g>
                  <svg:desc>Sheet1.C45:Sheet1.E45</svg:desc>
                </draw:g>
              </table:table-cell>
              <table:table-cell office:value-type="float" office:value="35857">
                <text:p>35857</text:p>
              </table:table-cell>
              <table:table-cell office:value-type="float" office:value="33760">
                <text:p>337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legend chart:legend-position="end" svg:x="15.053cm" svg:y="3.241cm" style:legend-expansion="high" chart:style-name="ch2"/>
        <chart:plot-area chart:style-name="ch3" table:cell-range-address="Sheet1.B70:Sheet1.F75" chart:data-source-has-labels="both" svg:x="1.31cm" svg:y="0.179cm" svg:width="13.424cm" svg:height="7.68cm">
          <chartooo:coordinate-region svg:x="2.514cm" svg:y="0.371cm" svg:width="12.22cm" svg:height="6.856cm"/>
          <chart:axis chart:dimension="x" chart:name="primary-x" chart:style-name="ch4" chartooo:axis-type="auto">
            <chartooo:date-scale/>
            <chart:title svg:x="6.599cm" svg:y="8.038cm" chart:style-name="ch5">
              <text:p>Initial Temperature</text:p>
            </chart:title>
            <chart:categories table:cell-range-address="Sheet1.C70:Sheet1.F70"/>
          </chart:axis>
          <chart:axis chart:dimension="y" chart:name="primary-y" chart:style-name="ch6">
            <chart:title svg:x="0.451cm" svg:y="5.315cm" chart:style-name="ch7">
              <text:p>Simulation Score</text:p>
            </chart:title>
            <chart:grid chart:style-name="ch8" chart:class="major"/>
          </chart:axis>
          <chart:series chart:style-name="ch9" chart:values-cell-range-address="Sheet1.C71:Sheet1.F71" chart:label-cell-address="Sheet1.B71:Sheet1.B71" chart:class="chart:bar">
            <chart:data-point chart:repeated="4"/>
          </chart:series>
          <chart:series chart:style-name="ch10" chart:values-cell-range-address="Sheet1.C72:Sheet1.F72" chart:label-cell-address="Sheet1.B72:Sheet1.B72" chart:class="chart:bar">
            <chart:data-point chart:repeated="4"/>
          </chart:series>
          <chart:series chart:style-name="ch11" chart:values-cell-range-address="Sheet1.C73:Sheet1.F73" chart:label-cell-address="Sheet1.B73:Sheet1.B73" chart:class="chart:bar">
            <chart:data-point chart:repeated="4"/>
          </chart:series>
          <chart:series chart:style-name="ch12" chart:values-cell-range-address="Sheet1.C74:Sheet1.F74" chart:label-cell-address="Sheet1.B74:Sheet1.B74" chart:class="chart:bar">
            <chart:data-point chart:repeated="4"/>
          </chart:series>
          <chart:series chart:style-name="ch13" chart:values-cell-range-address="Sheet1.C75:Sheet1.F75" chart:label-cell-address="Sheet1.B75:Sheet1.B75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70:Sheet1.F70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B71:Sheet1.B71</svg:desc>
                </draw:g>
              </table:table-cell>
              <table:table-cell office:value-type="float" office:value="24881">
                <text:p>24881</text:p>
                <draw:g>
                  <svg:desc>Sheet1.C71:Sheet1.F71</svg:desc>
                </draw:g>
              </table:table-cell>
              <table:table-cell office:value-type="float" office:value="26836">
                <text:p>26836</text:p>
              </table:table-cell>
              <table:table-cell office:value-type="float" office:value="27682">
                <text:p>27682</text:p>
              </table:table-cell>
              <table:table-cell office:value-type="float" office:value="30188">
                <text:p>30188</text:p>
              </table:table-cell>
            </table:table-row>
            <table:table-row>
              <table:table-cell office:value-type="string">
                <text:p>2</text:p>
                <draw:g>
                  <svg:desc>Sheet1.B72:Sheet1.B72</svg:desc>
                </draw:g>
              </table:table-cell>
              <table:table-cell office:value-type="float" office:value="28233">
                <text:p>28233</text:p>
                <draw:g>
                  <svg:desc>Sheet1.C72:Sheet1.F72</svg:desc>
                </draw:g>
              </table:table-cell>
              <table:table-cell office:value-type="float" office:value="23714">
                <text:p>23714</text:p>
              </table:table-cell>
              <table:table-cell office:value-type="float" office:value="26452">
                <text:p>26452</text:p>
              </table:table-cell>
              <table:table-cell office:value-type="float" office:value="24607">
                <text:p>24607</text:p>
              </table:table-cell>
            </table:table-row>
            <table:table-row>
              <table:table-cell office:value-type="string">
                <text:p>3</text:p>
                <draw:g>
                  <svg:desc>Sheet1.B73:Sheet1.B73</svg:desc>
                </draw:g>
              </table:table-cell>
              <table:table-cell office:value-type="float" office:value="22374">
                <text:p>22374</text:p>
                <draw:g>
                  <svg:desc>Sheet1.C73:Sheet1.F73</svg:desc>
                </draw:g>
              </table:table-cell>
              <table:table-cell office:value-type="float" office:value="25669">
                <text:p>25669</text:p>
              </table:table-cell>
              <table:table-cell office:value-type="float" office:value="24333">
                <text:p>24333</text:p>
              </table:table-cell>
              <table:table-cell office:value-type="float" office:value="25258">
                <text:p>25258</text:p>
              </table:table-cell>
            </table:table-row>
            <table:table-row>
              <table:table-cell office:value-type="string">
                <text:p>4</text:p>
                <draw:g>
                  <svg:desc>Sheet1.B74:Sheet1.B74</svg:desc>
                </draw:g>
              </table:table-cell>
              <table:table-cell office:value-type="float" office:value="25977">
                <text:p>25977</text:p>
                <draw:g>
                  <svg:desc>Sheet1.C74:Sheet1.F74</svg:desc>
                </draw:g>
              </table:table-cell>
              <table:table-cell office:value-type="float" office:value="26677">
                <text:p>26677</text:p>
              </table:table-cell>
              <table:table-cell office:value-type="float" office:value="24467">
                <text:p>24467</text:p>
              </table:table-cell>
              <table:table-cell office:value-type="float" office:value="23963">
                <text:p>23963</text:p>
              </table:table-cell>
            </table:table-row>
            <table:table-row>
              <table:table-cell office:value-type="string">
                <text:p>5</text:p>
                <draw:g>
                  <svg:desc>Sheet1.B75:Sheet1.B75</svg:desc>
                </draw:g>
              </table:table-cell>
              <table:table-cell office:value-type="float" office:value="26653">
                <text:p>26653</text:p>
                <draw:g>
                  <svg:desc>Sheet1.C75:Sheet1.F75</svg:desc>
                </draw:g>
              </table:table-cell>
              <table:table-cell office:value-type="float" office:value="27152">
                <text:p>27152</text:p>
              </table:table-cell>
              <table:table-cell office:value-type="float" office:value="28233">
                <text:p>28233</text:p>
              </table:table-cell>
              <table:table-cell office:value-type="float" office:value="23116">
                <text:p>23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54cm" svg:y="3.242cm" style:legend-expansion="high" chart:style-name="ch2"/>
        <chart:plot-area chart:style-name="ch3" table:cell-range-address="Sheet1.B93:Sheet1.F98" chart:data-source-has-labels="both" svg:x="1.311cm" svg:y="0.18cm" svg:width="13.423cm" svg:height="7.679cm">
          <chartooo:coordinate-region svg:x="2.515cm" svg:y="0.372cm" svg:width="12.219cm" svg:height="6.855cm"/>
          <chart:axis chart:dimension="x" chart:name="primary-x" chart:style-name="ch4" chartooo:axis-type="auto">
            <chartooo:date-scale/>
            <chart:title svg:x="7.107cm" svg:y="8.039cm" chart:style-name="ch5">
              <text:p>Initial Alpha</text:p>
            </chart:title>
            <chart:categories table:cell-range-address="Sheet1.C93:Sheet1.F93"/>
          </chart:axis>
          <chart:axis chart:dimension="y" chart:name="primary-y" chart:style-name="ch6">
            <chart:title svg:x="0.451cm" svg:y="5.394cm" chart:style-name="ch7">
              <text:p>Simulation Scores</text:p>
            </chart:title>
            <chart:grid chart:style-name="ch8" chart:class="major"/>
          </chart:axis>
          <chart:series chart:style-name="ch9" chart:values-cell-range-address="Sheet1.C94:Sheet1.F94" chart:label-cell-address="Sheet1.B94:Sheet1.B94" chart:class="chart:bar">
            <chart:data-point chart:repeated="4"/>
          </chart:series>
          <chart:series chart:style-name="ch10" chart:values-cell-range-address="Sheet1.C95:Sheet1.F95" chart:label-cell-address="Sheet1.B95:Sheet1.B95" chart:class="chart:bar">
            <chart:data-point chart:repeated="4"/>
          </chart:series>
          <chart:series chart:style-name="ch11" chart:values-cell-range-address="Sheet1.C96:Sheet1.F96" chart:label-cell-address="Sheet1.B96:Sheet1.B96" chart:class="chart:bar">
            <chart:data-point chart:repeated="4"/>
          </chart:series>
          <chart:series chart:style-name="ch12" chart:values-cell-range-address="Sheet1.C97:Sheet1.F97" chart:label-cell-address="Sheet1.B97:Sheet1.B97" chart:class="chart:bar">
            <chart:data-point chart:repeated="4"/>
          </chart:series>
          <chart:series chart:style-name="ch13" chart:values-cell-range-address="Sheet1.C98:Sheet1.F98" chart:label-cell-address="Sheet1.B98:Sheet1.B98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98">
                <text:p>0.98</text:p>
                <draw:g>
                  <svg:desc>Sheet1.C93:Sheet1.F93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85">
                <text:p>0.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B94:Sheet1.B94</svg:desc>
                </draw:g>
              </table:table-cell>
              <table:table-cell office:value-type="float" office:value="24881">
                <text:p>24881</text:p>
                <draw:g>
                  <svg:desc>Sheet1.C94:Sheet1.F94</svg:desc>
                </draw:g>
              </table:table-cell>
              <table:table-cell office:value-type="float" office:value="20125">
                <text:p>20125</text:p>
              </table:table-cell>
              <table:table-cell office:value-type="float" office:value="25602">
                <text:p>25602</text:p>
              </table:table-cell>
              <table:table-cell office:value-type="float" office:value="19491">
                <text:p>19491</text:p>
              </table:table-cell>
            </table:table-row>
            <table:table-row>
              <table:table-cell office:value-type="string">
                <text:p>2</text:p>
                <draw:g>
                  <svg:desc>Sheet1.B95:Sheet1.B95</svg:desc>
                </draw:g>
              </table:table-cell>
              <table:table-cell office:value-type="float" office:value="28233">
                <text:p>28233</text:p>
                <draw:g>
                  <svg:desc>Sheet1.C95:Sheet1.F95</svg:desc>
                </draw:g>
              </table:table-cell>
              <table:table-cell office:value-type="float" office:value="25384">
                <text:p>25384</text:p>
              </table:table-cell>
              <table:table-cell office:value-type="float" office:value="16929">
                <text:p>16929</text:p>
              </table:table-cell>
              <table:table-cell office:value-type="float" office:value="27078">
                <text:p>27078</text:p>
              </table:table-cell>
            </table:table-row>
            <table:table-row>
              <table:table-cell office:value-type="string">
                <text:p>3</text:p>
                <draw:g>
                  <svg:desc>Sheet1.B96:Sheet1.B96</svg:desc>
                </draw:g>
              </table:table-cell>
              <table:table-cell office:value-type="float" office:value="22374">
                <text:p>22374</text:p>
                <draw:g>
                  <svg:desc>Sheet1.C96:Sheet1.F96</svg:desc>
                </draw:g>
              </table:table-cell>
              <table:table-cell office:value-type="float" office:value="28755">
                <text:p>28755</text:p>
              </table:table-cell>
              <table:table-cell office:value-type="float" office:value="14211">
                <text:p>14211</text:p>
              </table:table-cell>
              <table:table-cell office:value-type="float" office:value="13887">
                <text:p>13887</text:p>
              </table:table-cell>
            </table:table-row>
            <table:table-row>
              <table:table-cell office:value-type="string">
                <text:p>4</text:p>
                <draw:g>
                  <svg:desc>Sheet1.B97:Sheet1.B97</svg:desc>
                </draw:g>
              </table:table-cell>
              <table:table-cell office:value-type="float" office:value="25977">
                <text:p>25977</text:p>
                <draw:g>
                  <svg:desc>Sheet1.C97:Sheet1.F97</svg:desc>
                </draw:g>
              </table:table-cell>
              <table:table-cell office:value-type="float" office:value="23334">
                <text:p>23334</text:p>
              </table:table-cell>
              <table:table-cell office:value-type="float" office:value="24045">
                <text:p>24045</text:p>
              </table:table-cell>
              <table:table-cell office:value-type="float" office:value="8417">
                <text:p>8417</text:p>
              </table:table-cell>
            </table:table-row>
            <table:table-row>
              <table:table-cell office:value-type="string">
                <text:p>5</text:p>
                <draw:g>
                  <svg:desc>Sheet1.B98:Sheet1.B98</svg:desc>
                </draw:g>
              </table:table-cell>
              <table:table-cell office:value-type="float" office:value="26653">
                <text:p>26653</text:p>
                <draw:g>
                  <svg:desc>Sheet1.C98:Sheet1.F98</svg:desc>
                </draw:g>
              </table:table-cell>
              <table:table-cell office:value-type="float" office:value="23327">
                <text:p>23327</text:p>
              </table:table-cell>
              <table:table-cell office:value-type="float" office:value="30282">
                <text:p>30282</text:p>
              </table:table-cell>
              <table:table-cell office:value-type="float" office:value="22153">
                <text:p>221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ed1c24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cm" svg:y="4.208cm" style:legend-expansion="high" chart:style-name="ch2"/>
        <chart:plot-area chart:style-name="ch3" table:cell-range-address="Sheet1.B119:Sheet1.H120" chart:data-source-has-labels="both" svg:x="1.311cm" svg:y="0.18cm" svg:width="11.169cm" svg:height="7.679cm">
          <chartooo:coordinate-region svg:x="2.8cm" svg:y="0.18cm" svg:width="9.392cm" svg:height="7.047cm"/>
          <chart:axis chart:dimension="x" chart:name="primary-x" chart:style-name="ch4" chartooo:axis-type="auto">
            <chartooo:date-scale/>
            <chart:title svg:x="0.451cm" svg:y="5.203cm" chart:style-name="ch5">
              <text:p>Algorithm - Run</text:p>
            </chart:title>
            <chart:categories table:cell-range-address="Sheet1.C119:Sheet1.H119"/>
          </chart:axis>
          <chart:axis chart:dimension="y" chart:name="primary-y" chart:style-name="ch6">
            <chart:title svg:x="5.377cm" svg:y="8.039cm" chart:style-name="ch7">
              <text:p>Run Time (seconds)</text:p>
            </chart:title>
            <chart:grid chart:style-name="ch8" chart:class="major"/>
          </chart:axis>
          <chart:series chart:style-name="ch9" chart:values-cell-range-address="Sheet1.C120:Sheet1.H120" chart:label-cell-address="Sheet1.B120:Sheet1.B120" chart:class="chart:bar">
            <chart:data-point chart:style-name="ch10"/>
            <chart:data-point chart:style-name="ch11"/>
            <chart:data-point/>
            <chart:data-point chart:style-name="ch10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C-120</text:p>
                <draw:g>
                  <svg:desc>Sheet1.C119:Sheet1.H119</svg:desc>
                </draw:g>
              </table:table-cell>
              <table:table-cell office:value-type="string">
                <text:p>HC-600</text:p>
              </table:table-cell>
              <table:table-cell office:value-type="string">
                <text:p>SA-0.98</text:p>
              </table:table-cell>
              <table:table-cell office:value-type="string">
                <text:p>SA-0.95</text:p>
              </table:table-cell>
              <table:table-cell office:value-type="string">
                <text:p>SA-10k</text:p>
              </table:table-cell>
              <table:table-cell office:value-type="string">
                <text:p>SA-20k</text:p>
              </table:table-cell>
            </table:table-row>
          </table:table-header-rows>
          <table:table-rows>
            <table:table-row>
              <table:table-cell office:value-type="string">
                <text:p>Mean Run Time</text:p>
                <draw:g>
                  <svg:desc>Sheet1.B120:Sheet1.B120</svg:desc>
                </draw:g>
              </table:table-cell>
              <table:table-cell office:value-type="float" office:value="120">
                <text:p>120</text:p>
                <draw:g>
                  <svg:desc>Sheet1.C120:Sheet1.H120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277.8">
                <text:p>277.8</text:p>
              </table:table-cell>
              <table:table-cell office:value-type="float" office:value="111.8">
                <text:p>111.8</text:p>
              </table:table-cell>
              <table:table-cell office:value-type="float" office:value="339.2">
                <text:p>339.2</text:p>
              </table:table-cell>
              <table:table-cell office:value-type="float" office:value="336">
                <text:p>3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ed1c2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72cm" svg:y="4.208cm" style:legend-expansion="high" chart:style-name="ch2"/>
        <chart:plot-area chart:style-name="ch3" table:cell-range-address="Sheet1.B155:Sheet1.H156" chart:data-source-has-labels="both" svg:x="1.311cm" svg:y="0.18cm" svg:width="11.741cm" svg:height="7.679cm">
          <chartooo:coordinate-region svg:x="2.8cm" svg:y="0.18cm" svg:width="9.775cm" svg:height="7.047cm"/>
          <chart:axis chart:dimension="x" chart:name="primary-x" chart:style-name="ch4" chartooo:axis-type="auto">
            <chartooo:date-scale/>
            <chart:title svg:x="0.451cm" svg:y="5.203cm" chart:style-name="ch5">
              <text:p>Algorithm - Run</text:p>
            </chart:title>
            <chart:categories table:cell-range-address="Sheet1.C155:Sheet1.H155"/>
          </chart:axis>
          <chart:axis chart:dimension="y" chart:name="primary-y" chart:style-name="ch6">
            <chart:title svg:x="5.885cm" svg:y="8.039cm" chart:style-name="ch7">
              <text:p>Simulation Score</text:p>
            </chart:title>
            <chart:grid chart:style-name="ch8" chart:class="major"/>
          </chart:axis>
          <chart:series chart:style-name="ch9" chart:values-cell-range-address="Sheet1.C156:Sheet1.H156" chart:label-cell-address="Sheet1.B156:Sheet1.B156" chart:class="chart:bar">
            <chart:data-point chart:style-name="ch10"/>
            <chart:data-point chart:repeated="2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C-120</text:p>
                <draw:g>
                  <svg:desc>Sheet1.C155:Sheet1.H155</svg:desc>
                </draw:g>
              </table:table-cell>
              <table:table-cell office:value-type="string">
                <text:p>HC-600</text:p>
              </table:table-cell>
              <table:table-cell office:value-type="string">
                <text:p>SA-0.98</text:p>
              </table:table-cell>
              <table:table-cell office:value-type="string">
                <text:p>SA-0.95</text:p>
              </table:table-cell>
              <table:table-cell office:value-type="string">
                <text:p>SA-10k</text:p>
              </table:table-cell>
              <table:table-cell office:value-type="string">
                <text:p>SA-20k</text:p>
              </table:table-cell>
            </table:table-row>
          </table:table-header-rows>
          <table:table-rows>
            <table:table-row>
              <table:table-cell office:value-type="string">
                <text:p>Mean Score</text:p>
                <draw:g>
                  <svg:desc>Sheet1.B156:Sheet1.B156</svg:desc>
                </draw:g>
              </table:table-cell>
              <table:table-cell office:value-type="float" office:value="36017.8">
                <text:p>36017.8</text:p>
                <draw:g>
                  <svg:desc>Sheet1.C156:Sheet1.H156</svg:desc>
                </draw:g>
              </table:table-cell>
              <table:table-cell office:value-type="float" office:value="36456.8">
                <text:p>36456.8</text:p>
              </table:table-cell>
              <table:table-cell office:value-type="float" office:value="25623.6">
                <text:p>25623.6</text:p>
              </table:table-cell>
              <table:table-cell office:value-type="float" office:value="24185">
                <text:p>24185</text:p>
              </table:table-cell>
              <table:table-cell office:value-type="float" office:value="26009.6">
                <text:p>26009.6</text:p>
              </table:table-cell>
              <table:table-cell office:value-type="float" office:value="26233.4">
                <text:p>26233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967cm" style:legend-expansion="high" chart:style-name="ch2"/>
        <chart:plot-area chart:style-name="ch3" table:cell-range-address="Sheet1.B302:Sheet1.E304" chart:data-source-has-labels="both" svg:x="1.311cm" svg:y="0.18cm" svg:width="12.026cm" svg:height="7.679cm">
          <chartooo:coordinate-region svg:x="2.324cm" svg:y="0.372cm" svg:width="11.013cm" svg:height="6.855cm"/>
          <chart:axis chart:dimension="x" chart:name="primary-x" chart:style-name="ch4" chartooo:axis-type="auto">
            <chartooo:date-scale/>
            <chart:title svg:x="5.632cm" svg:y="8.039cm" chart:style-name="ch5">
              <text:p>Simulation Repetitions</text:p>
            </chart:title>
            <chart:categories table:cell-range-address="Sheet1.C302:Sheet1.E302"/>
          </chart:axis>
          <chart:axis chart:dimension="y" chart:name="primary-y" chart:style-name="ch6">
            <chart:title svg:x="0.451cm" svg:y="4.965cm" chart:style-name="ch7">
              <text:p>Mean Score</text:p>
            </chart:title>
            <chart:grid chart:style-name="ch8" chart:class="major"/>
          </chart:axis>
          <chart:series chart:style-name="ch9" chart:values-cell-range-address="Sheet1.C303:Sheet1.E303" chart:label-cell-address="Sheet1.B303:Sheet1.B303" chart:class="chart:bar">
            <chart:data-point chart:repeated="3"/>
          </chart:series>
          <chart:series chart:style-name="ch10" chart:values-cell-range-address="Sheet1.C304:Sheet1.E304" chart:label-cell-address="Sheet1.B304:Sheet1.B30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302:Sheet1.E302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</table:table-row>
          </table:table-header-rows>
          <table:table-rows>
            <table:table-row>
              <table:table-cell office:value-type="string">
                <text:p>Parallel</text:p>
                <draw:g>
                  <svg:desc>Sheet1.B303:Sheet1.B303</svg:desc>
                </draw:g>
              </table:table-cell>
              <table:table-cell office:value-type="float" office:value="5851.5">
                <text:p>5851.5</text:p>
                <draw:g>
                  <svg:desc>Sheet1.C303:Sheet1.E303</svg:desc>
                </draw:g>
              </table:table-cell>
              <table:table-cell office:value-type="float" office:value="5871.3">
                <text:p>5871.3</text:p>
              </table:table-cell>
              <table:table-cell office:value-type="float" office:value="5746.3">
                <text:p>5746.3</text:p>
              </table:table-cell>
            </table:table-row>
            <table:table-row>
              <table:table-cell office:value-type="string">
                <text:p>Sequential</text:p>
                <draw:g>
                  <svg:desc>Sheet1.B304:Sheet1.B304</svg:desc>
                </draw:g>
              </table:table-cell>
              <table:table-cell office:value-type="float" office:value="5854">
                <text:p>5854</text:p>
                <draw:g>
                  <svg:desc>Sheet1.C304:Sheet1.E304</svg:desc>
                </draw:g>
              </table:table-cell>
              <table:table-cell office:value-type="float" office:value="5206.5">
                <text:p>5206.5</text:p>
              </table:table-cell>
              <table:table-cell office:value-type="float" office:value="5130.83">
                <text:p>5130.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967cm" style:legend-expansion="high" chart:style-name="ch2"/>
        <chart:plot-area chart:style-name="ch3" table:cell-range-address="Sheet1.B366:Sheet1.E368" chart:data-source-has-labels="both" svg:x="1.311cm" svg:y="0.18cm" svg:width="12.026cm" svg:height="7.679cm">
          <chartooo:coordinate-region svg:x="2.515cm" svg:y="0.372cm" svg:width="10.822cm" svg:height="6.855cm"/>
          <chart:axis chart:dimension="x" chart:name="primary-x" chart:style-name="ch4" chartooo:axis-type="auto">
            <chartooo:date-scale/>
            <chart:title svg:x="5.949cm" svg:y="8.039cm" chart:style-name="ch5">
              <text:p>Allowed Run Time</text:p>
            </chart:title>
            <chart:categories table:cell-range-address="Sheet1.C366:Sheet1.E366"/>
          </chart:axis>
          <chart:axis chart:dimension="y" chart:name="primary-y" chart:style-name="ch6">
            <chart:title svg:x="0.451cm" svg:y="4.965cm" chart:style-name="ch7">
              <text:p>Mean Score</text:p>
            </chart:title>
            <chart:grid chart:style-name="ch8" chart:class="major"/>
          </chart:axis>
          <chart:series chart:style-name="ch9" chart:values-cell-range-address="Sheet1.C367:Sheet1.E367" chart:label-cell-address="Sheet1.B367:Sheet1.B367" chart:class="chart:bar">
            <chart:data-point chart:repeated="3"/>
          </chart:series>
          <chart:series chart:style-name="ch10" chart:values-cell-range-address="Sheet1.C368:Sheet1.E368" chart:label-cell-address="Sheet1.B368:Sheet1.B36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C366:Sheet1.E36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Parallel</text:p>
                <draw:g>
                  <svg:desc>Sheet1.B367:Sheet1.B367</svg:desc>
                </draw:g>
              </table:table-cell>
              <table:table-cell office:value-type="float" office:value="2922">
                <text:p>2922</text:p>
                <draw:g>
                  <svg:desc>Sheet1.C367:Sheet1.E367</svg:desc>
                </draw:g>
              </table:table-cell>
              <table:table-cell office:value-type="float" office:value="2984.17">
                <text:p>2984.17</text:p>
              </table:table-cell>
              <table:table-cell office:value-type="float" office:value="3085.5">
                <text:p>3085.5</text:p>
              </table:table-cell>
            </table:table-row>
            <table:table-row>
              <table:table-cell office:value-type="string">
                <text:p>Sequential</text:p>
                <draw:g>
                  <svg:desc>Sheet1.B368:Sheet1.B368</svg:desc>
                </draw:g>
              </table:table-cell>
              <table:table-cell office:value-type="float" office:value="12245.17">
                <text:p>12245.17</text:p>
                <draw:g>
                  <svg:desc>Sheet1.C368:Sheet1.E368</svg:desc>
                </draw:g>
              </table:table-cell>
              <table:table-cell office:value-type="float" office:value="18622.7">
                <text:p>18622.7</text:p>
              </table:table-cell>
              <table:table-cell office:value-type="float" office:value="29363">
                <text:p>293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